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1.981cm" svg:y="29.352cm">
            <draw:object draw:notify-on-update-of-ranges="Hoja1.H2:Hoja1.H67 Hoja1.I1:Hoja1.I1 Hoja1.I2:Hoja1.I67 Hoja1.J1:Hoja1.J1 Hoja1.J2:Hoja1.J67 Hoja1.K1:Hoja1.K1 Hoja1.K2:Hoja1.K67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1"/>
        <table:table-column table:style-name="co3" table:default-cell-style-name="Default"/>
        <table:table-column table:style-name="co3" table:number-columns-repeated="3" table:default-cell-style-name="ce1"/>
        <table:table-row table:style-name="ro1">
          <table:table-cell office:value-type="string">
            <text:p>millis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Xg</text:p>
          </table:table-cell>
          <table:table-cell table:style-name="Default" office:value-type="string">
            <text:p>Yg</text:p>
          </table:table-cell>
          <table:table-cell table:style-name="Default" office:value-type="string">
            <text:p>Zg</text:p>
          </table:table-cell>
          <table:table-cell office:value-type="string">
            <text:p>t(s)</text:p>
          </table:table-cell>
          <table:table-cell table:style-name="Default" office:value-type="string">
            <text:p>Xms2</text:p>
          </table:table-cell>
          <table:table-cell table:style-name="Default" office:value-type="string">
            <text:p>Yms2</text:p>
          </table:table-cell>
          <table:table-cell table:style-name="Default" office:value-type="string">
            <text:p>Zms2</text:p>
          </table:table-cell>
        </table:table-row>
        <table:table-row table:style-name="ro1">
          <table:table-cell office:value-type="float" office:value="5551">
            <text:p>5551</text:p>
          </table:table-cell>
          <table:table-cell office:value-type="float" office:value="336">
            <text:p>336</text:p>
          </table:table-cell>
          <table:table-cell office:value-type="float" office:value="341">
            <text:p>341</text:p>
          </table:table-cell>
          <table:table-cell office:value-type="float" office:value="422">
            <text:p>422</text:p>
          </table:table-cell>
          <table:table-cell table:formula="of:=[.B2]*3.223/360" office:value-type="float" office:value="3.00813333333333">
            <text:p>3,008</text:p>
          </table:table-cell>
          <table:table-cell table:formula="of:=[.C2]*3.223/360" office:value-type="float" office:value="3.05289722222222">
            <text:p>3,053</text:p>
          </table:table-cell>
          <table:table-cell table:formula="of:=[.D2]*3.223/360" office:value-type="float" office:value="3.77807222222222">
            <text:p>3,778</text:p>
          </table:table-cell>
          <table:table-cell table:formula="of:=[.A2]/1000" office:value-type="float" office:value="5.551">
            <text:p>5,551</text:p>
          </table:table-cell>
          <table:table-cell table:formula="of:=[.E2]*9.8" office:value-type="float" office:value="29.4797066666667">
            <text:p>29,480</text:p>
          </table:table-cell>
          <table:table-cell table:formula="of:=[.F2]*9.8" office:value-type="float" office:value="29.9183927777778">
            <text:p>29,918</text:p>
          </table:table-cell>
          <table:table-cell table:formula="of:=[.G2]*9.8" office:value-type="float" office:value="37.0251077777778">
            <text:p>37,025</text:p>
          </table:table-cell>
        </table:table-row>
        <table:table-row table:style-name="ro1">
          <table:table-cell office:value-type="float" office:value="5801">
            <text:p>5801</text:p>
          </table:table-cell>
          <table:table-cell office:value-type="float" office:value="515">
            <text:p>515</text:p>
          </table:table-cell>
          <table:table-cell office:value-type="float" office:value="510">
            <text:p>510</text:p>
          </table:table-cell>
          <table:table-cell office:value-type="float" office:value="605">
            <text:p>605</text:p>
          </table:table-cell>
          <table:table-cell table:formula="of:=[.B3]*3.223/360" office:value-type="float" office:value="4.61068055555556">
            <text:p>4,611</text:p>
          </table:table-cell>
          <table:table-cell table:formula="of:=[.C3]*3.223/360" office:value-type="float" office:value="4.56591666666667">
            <text:p>4,566</text:p>
          </table:table-cell>
          <table:table-cell table:formula="of:=[.D3]*3.223/360" office:value-type="float" office:value="5.41643055555556">
            <text:p>5,416</text:p>
          </table:table-cell>
          <table:table-cell table:formula="of:=[.A3]/1000" office:value-type="float" office:value="5.801">
            <text:p>5,801</text:p>
          </table:table-cell>
          <table:table-cell table:formula="of:=[.E3]*9.8" office:value-type="float" office:value="45.1846694444445">
            <text:p>45,185</text:p>
          </table:table-cell>
          <table:table-cell table:formula="of:=[.F3]*9.8" office:value-type="float" office:value="44.7459833333333">
            <text:p>44,746</text:p>
          </table:table-cell>
          <table:table-cell table:formula="of:=[.G3]*9.8" office:value-type="float" office:value="53.0810194444444">
            <text:p>53,081</text:p>
          </table:table-cell>
        </table:table-row>
        <table:table-row table:style-name="ro1">
          <table:table-cell office:value-type="float" office:value="6052">
            <text:p>6052</text:p>
          </table:table-cell>
          <table:table-cell office:value-type="float" office:value="515">
            <text:p>515</text:p>
          </table:table-cell>
          <table:table-cell office:value-type="float" office:value="510">
            <text:p>510</text:p>
          </table:table-cell>
          <table:table-cell office:value-type="float" office:value="605">
            <text:p>605</text:p>
          </table:table-cell>
          <table:table-cell table:formula="of:=[.B4]*3.223/360" office:value-type="float" office:value="4.61068055555556">
            <text:p>4,611</text:p>
          </table:table-cell>
          <table:table-cell table:formula="of:=[.C4]*3.223/360" office:value-type="float" office:value="4.56591666666667">
            <text:p>4,566</text:p>
          </table:table-cell>
          <table:table-cell table:formula="of:=[.D4]*3.223/360" office:value-type="float" office:value="5.41643055555556">
            <text:p>5,416</text:p>
          </table:table-cell>
          <table:table-cell table:formula="of:=[.A4]/1000" office:value-type="float" office:value="6.052">
            <text:p>6,052</text:p>
          </table:table-cell>
          <table:table-cell table:formula="of:=[.E4]*9.8" office:value-type="float" office:value="45.1846694444445">
            <text:p>45,185</text:p>
          </table:table-cell>
          <table:table-cell table:formula="of:=[.F4]*9.8" office:value-type="float" office:value="44.7459833333333">
            <text:p>44,746</text:p>
          </table:table-cell>
          <table:table-cell table:formula="of:=[.G4]*9.8" office:value-type="float" office:value="53.0810194444444">
            <text:p>53,081</text:p>
          </table:table-cell>
        </table:table-row>
        <table:table-row table:style-name="ro1">
          <table:table-cell office:value-type="float" office:value="6304">
            <text:p>6304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5]*3.223/360" office:value-type="float" office:value="4.60172777777778">
            <text:p>4,602</text:p>
          </table:table-cell>
          <table:table-cell table:formula="of:=[.C5]*3.223/360" office:value-type="float" office:value="4.57486944444444">
            <text:p>4,575</text:p>
          </table:table-cell>
          <table:table-cell table:formula="of:=[.D5]*3.223/360" office:value-type="float" office:value="5.41643055555556">
            <text:p>5,416</text:p>
          </table:table-cell>
          <table:table-cell table:formula="of:=[.A5]/1000" office:value-type="float" office:value="6.304">
            <text:p>6,304</text:p>
          </table:table-cell>
          <table:table-cell table:formula="of:=[.E5]*9.8" office:value-type="float" office:value="45.0969322222222">
            <text:p>45,097</text:p>
          </table:table-cell>
          <table:table-cell table:formula="of:=[.F5]*9.8" office:value-type="float" office:value="44.8337205555556">
            <text:p>44,834</text:p>
          </table:table-cell>
          <table:table-cell table:formula="of:=[.G5]*9.8" office:value-type="float" office:value="53.0810194444444">
            <text:p>53,081</text:p>
          </table:table-cell>
        </table:table-row>
        <table:table-row table:style-name="ro1">
          <table:table-cell office:value-type="float" office:value="6555">
            <text:p>6555</text:p>
          </table:table-cell>
          <table:table-cell office:value-type="float" office:value="514">
            <text:p>514</text:p>
          </table:table-cell>
          <table:table-cell office:value-type="float" office:value="510">
            <text:p>510</text:p>
          </table:table-cell>
          <table:table-cell office:value-type="float" office:value="605">
            <text:p>605</text:p>
          </table:table-cell>
          <table:table-cell table:formula="of:=[.B6]*3.223/360" office:value-type="float" office:value="4.60172777777778">
            <text:p>4,602</text:p>
          </table:table-cell>
          <table:table-cell table:formula="of:=[.C6]*3.223/360" office:value-type="float" office:value="4.56591666666667">
            <text:p>4,566</text:p>
          </table:table-cell>
          <table:table-cell table:formula="of:=[.D6]*3.223/360" office:value-type="float" office:value="5.41643055555556">
            <text:p>5,416</text:p>
          </table:table-cell>
          <table:table-cell table:formula="of:=[.A6]/1000" office:value-type="float" office:value="6.555">
            <text:p>6,555</text:p>
          </table:table-cell>
          <table:table-cell table:formula="of:=[.E6]*9.8" office:value-type="float" office:value="45.0969322222222">
            <text:p>45,097</text:p>
          </table:table-cell>
          <table:table-cell table:formula="of:=[.F6]*9.8" office:value-type="float" office:value="44.7459833333333">
            <text:p>44,746</text:p>
          </table:table-cell>
          <table:table-cell table:formula="of:=[.G6]*9.8" office:value-type="float" office:value="53.0810194444444">
            <text:p>53,081</text:p>
          </table:table-cell>
        </table:table-row>
        <table:table-row table:style-name="ro1">
          <table:table-cell office:value-type="float" office:value="6806">
            <text:p>6806</text:p>
          </table:table-cell>
          <table:table-cell office:value-type="float" office:value="513">
            <text:p>513</text:p>
          </table:table-cell>
          <table:table-cell office:value-type="float" office:value="511">
            <text:p>511</text:p>
          </table:table-cell>
          <table:table-cell office:value-type="float" office:value="604">
            <text:p>604</text:p>
          </table:table-cell>
          <table:table-cell table:formula="of:=[.B7]*3.223/360" office:value-type="float" office:value="4.592775">
            <text:p>4,593</text:p>
          </table:table-cell>
          <table:table-cell table:formula="of:=[.C7]*3.223/360" office:value-type="float" office:value="4.57486944444444">
            <text:p>4,575</text:p>
          </table:table-cell>
          <table:table-cell table:formula="of:=[.D7]*3.223/360" office:value-type="float" office:value="5.40747777777778">
            <text:p>5,407</text:p>
          </table:table-cell>
          <table:table-cell table:formula="of:=[.A7]/1000" office:value-type="float" office:value="6.806">
            <text:p>6,806</text:p>
          </table:table-cell>
          <table:table-cell table:formula="of:=[.E7]*9.8" office:value-type="float" office:value="45.009195">
            <text:p>45,009</text:p>
          </table:table-cell>
          <table:table-cell table:formula="of:=[.F7]*9.8" office:value-type="float" office:value="44.8337205555556">
            <text:p>44,834</text:p>
          </table:table-cell>
          <table:table-cell table:formula="of:=[.G7]*9.8" office:value-type="float" office:value="52.9932822222222">
            <text:p>52,993</text:p>
          </table:table-cell>
        </table:table-row>
        <table:table-row table:style-name="ro1">
          <table:table-cell office:value-type="float" office:value="7057">
            <text:p>7057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8]*3.223/360" office:value-type="float" office:value="4.61068055555556">
            <text:p>4,611</text:p>
          </table:table-cell>
          <table:table-cell table:formula="of:=[.C8]*3.223/360" office:value-type="float" office:value="4.57486944444444">
            <text:p>4,575</text:p>
          </table:table-cell>
          <table:table-cell table:formula="of:=[.D8]*3.223/360" office:value-type="float" office:value="5.41643055555556">
            <text:p>5,416</text:p>
          </table:table-cell>
          <table:table-cell table:formula="of:=[.A8]/1000" office:value-type="float" office:value="7.057">
            <text:p>7,057</text:p>
          </table:table-cell>
          <table:table-cell table:formula="of:=[.E8]*9.8" office:value-type="float" office:value="45.1846694444445">
            <text:p>45,185</text:p>
          </table:table-cell>
          <table:table-cell table:formula="of:=[.F8]*9.8" office:value-type="float" office:value="44.8337205555556">
            <text:p>44,834</text:p>
          </table:table-cell>
          <table:table-cell table:formula="of:=[.G8]*9.8" office:value-type="float" office:value="53.0810194444444">
            <text:p>53,081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9]*3.223/360" office:value-type="float" office:value="4.60172777777778">
            <text:p>4,602</text:p>
          </table:table-cell>
          <table:table-cell table:formula="of:=[.C9]*3.223/360" office:value-type="float" office:value="4.57486944444444">
            <text:p>4,575</text:p>
          </table:table-cell>
          <table:table-cell table:formula="of:=[.D9]*3.223/360" office:value-type="float" office:value="5.41643055555556">
            <text:p>5,416</text:p>
          </table:table-cell>
          <table:table-cell table:formula="of:=[.A9]/1000" office:value-type="float" office:value="7.309">
            <text:p>7,309</text:p>
          </table:table-cell>
          <table:table-cell table:formula="of:=[.E9]*9.8" office:value-type="float" office:value="45.0969322222222">
            <text:p>45,097</text:p>
          </table:table-cell>
          <table:table-cell table:formula="of:=[.F9]*9.8" office:value-type="float" office:value="44.8337205555556">
            <text:p>44,834</text:p>
          </table:table-cell>
          <table:table-cell table:formula="of:=[.G9]*9.8" office:value-type="float" office:value="53.0810194444444">
            <text:p>53,081</text:p>
          </table:table-cell>
        </table:table-row>
        <table:table-row table:style-name="ro1">
          <table:table-cell office:value-type="float" office:value="7560">
            <text:p>7560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10]*3.223/360" office:value-type="float" office:value="4.61068055555556">
            <text:p>4,611</text:p>
          </table:table-cell>
          <table:table-cell table:formula="of:=[.C10]*3.223/360" office:value-type="float" office:value="4.57486944444444">
            <text:p>4,575</text:p>
          </table:table-cell>
          <table:table-cell table:formula="of:=[.D10]*3.223/360" office:value-type="float" office:value="5.41643055555556">
            <text:p>5,416</text:p>
          </table:table-cell>
          <table:table-cell table:formula="of:=[.A10]/1000" office:value-type="float" office:value="7.56">
            <text:p>7,56</text:p>
          </table:table-cell>
          <table:table-cell table:formula="of:=[.E10]*9.8" office:value-type="float" office:value="45.1846694444445">
            <text:p>45,185</text:p>
          </table:table-cell>
          <table:table-cell table:formula="of:=[.F10]*9.8" office:value-type="float" office:value="44.8337205555556">
            <text:p>44,834</text:p>
          </table:table-cell>
          <table:table-cell table:formula="of:=[.G10]*9.8" office:value-type="float" office:value="53.0810194444444">
            <text:p>53,081</text:p>
          </table:table-cell>
        </table:table-row>
        <table:table-row table:style-name="ro1">
          <table:table-cell office:value-type="float" office:value="7811">
            <text:p>7811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11]*3.223/360" office:value-type="float" office:value="4.61068055555556">
            <text:p>4,611</text:p>
          </table:table-cell>
          <table:table-cell table:formula="of:=[.C11]*3.223/360" office:value-type="float" office:value="4.57486944444444">
            <text:p>4,575</text:p>
          </table:table-cell>
          <table:table-cell table:formula="of:=[.D11]*3.223/360" office:value-type="float" office:value="5.41643055555556">
            <text:p>5,416</text:p>
          </table:table-cell>
          <table:table-cell table:formula="of:=[.A11]/1000" office:value-type="float" office:value="7.811">
            <text:p>7,811</text:p>
          </table:table-cell>
          <table:table-cell table:formula="of:=[.E11]*9.8" office:value-type="float" office:value="45.1846694444445">
            <text:p>45,185</text:p>
          </table:table-cell>
          <table:table-cell table:formula="of:=[.F11]*9.8" office:value-type="float" office:value="44.8337205555556">
            <text:p>44,834</text:p>
          </table:table-cell>
          <table:table-cell table:formula="of:=[.G11]*9.8" office:value-type="float" office:value="53.0810194444444">
            <text:p>53,081</text:p>
          </table:table-cell>
        </table:table-row>
        <table:table-row table:style-name="ro1">
          <table:table-cell office:value-type="float" office:value="8062">
            <text:p>8062</text:p>
          </table:table-cell>
          <table:table-cell office:value-type="float" office:value="524">
            <text:p>524</text:p>
          </table:table-cell>
          <table:table-cell office:value-type="float" office:value="511">
            <text:p>511</text:p>
          </table:table-cell>
          <table:table-cell office:value-type="float" office:value="603">
            <text:p>603</text:p>
          </table:table-cell>
          <table:table-cell table:formula="of:=[.B12]*3.223/360" office:value-type="float" office:value="4.69125555555556">
            <text:p>4,691</text:p>
          </table:table-cell>
          <table:table-cell table:formula="of:=[.C12]*3.223/360" office:value-type="float" office:value="4.57486944444444">
            <text:p>4,575</text:p>
          </table:table-cell>
          <table:table-cell table:formula="of:=[.D12]*3.223/360" office:value-type="float" office:value="5.398525">
            <text:p>5,399</text:p>
          </table:table-cell>
          <table:table-cell table:formula="of:=[.A12]/1000" office:value-type="float" office:value="8.062">
            <text:p>8,062</text:p>
          </table:table-cell>
          <table:table-cell table:formula="of:=[.E12]*9.8" office:value-type="float" office:value="45.9743044444444">
            <text:p>45,974</text:p>
          </table:table-cell>
          <table:table-cell table:formula="of:=[.F12]*9.8" office:value-type="float" office:value="44.8337205555556">
            <text:p>44,834</text:p>
          </table:table-cell>
          <table:table-cell table:formula="of:=[.G12]*9.8" office:value-type="float" office:value="52.905545">
            <text:p>52,906</text:p>
          </table:table-cell>
        </table:table-row>
        <table:table-row table:style-name="ro1">
          <table:table-cell office:value-type="float" office:value="8313">
            <text:p>8313</text:p>
          </table:table-cell>
          <table:table-cell office:value-type="float" office:value="556">
            <text:p>556</text:p>
          </table:table-cell>
          <table:table-cell office:value-type="float" office:value="509">
            <text:p>509</text:p>
          </table:table-cell>
          <table:table-cell office:value-type="float" office:value="600">
            <text:p>600</text:p>
          </table:table-cell>
          <table:table-cell table:formula="of:=[.B13]*3.223/360" office:value-type="float" office:value="4.97774444444444">
            <text:p>4,978</text:p>
          </table:table-cell>
          <table:table-cell table:formula="of:=[.C13]*3.223/360" office:value-type="float" office:value="4.55696388888889">
            <text:p>4,557</text:p>
          </table:table-cell>
          <table:table-cell table:formula="of:=[.D13]*3.223/360" office:value-type="float" office:value="5.37166666666667">
            <text:p>5,372</text:p>
          </table:table-cell>
          <table:table-cell table:formula="of:=[.A13]/1000" office:value-type="float" office:value="8.313">
            <text:p>8,313</text:p>
          </table:table-cell>
          <table:table-cell table:formula="of:=[.E13]*9.8" office:value-type="float" office:value="48.7818955555556">
            <text:p>48,782</text:p>
          </table:table-cell>
          <table:table-cell table:formula="of:=[.F13]*9.8" office:value-type="float" office:value="44.6582461111111">
            <text:p>44,658</text:p>
          </table:table-cell>
          <table:table-cell table:formula="of:=[.G13]*9.8" office:value-type="float" office:value="52.6423333333333">
            <text:p>52,642</text:p>
          </table:table-cell>
        </table:table-row>
        <table:table-row table:style-name="ro1">
          <table:table-cell office:value-type="float" office:value="8564">
            <text:p>8564</text:p>
          </table:table-cell>
          <table:table-cell office:value-type="float" office:value="585">
            <text:p>585</text:p>
          </table:table-cell>
          <table:table-cell office:value-type="float" office:value="507">
            <text:p>507</text:p>
          </table:table-cell>
          <table:table-cell office:value-type="float" office:value="588">
            <text:p>588</text:p>
          </table:table-cell>
          <table:table-cell table:formula="of:=[.B14]*3.223/360" office:value-type="float" office:value="5.237375">
            <text:p>5,237</text:p>
          </table:table-cell>
          <table:table-cell table:formula="of:=[.C14]*3.223/360" office:value-type="float" office:value="4.53905833333333">
            <text:p>4,539</text:p>
          </table:table-cell>
          <table:table-cell table:formula="of:=[.D14]*3.223/360" office:value-type="float" office:value="5.26423333333333">
            <text:p>5,264</text:p>
          </table:table-cell>
          <table:table-cell table:formula="of:=[.A14]/1000" office:value-type="float" office:value="8.564">
            <text:p>8,564</text:p>
          </table:table-cell>
          <table:table-cell table:formula="of:=[.E14]*9.8" office:value-type="float" office:value="51.326275">
            <text:p>51,326</text:p>
          </table:table-cell>
          <table:table-cell table:formula="of:=[.F14]*9.8" office:value-type="float" office:value="44.4827716666667">
            <text:p>44,483</text:p>
          </table:table-cell>
          <table:table-cell table:formula="of:=[.G14]*9.8" office:value-type="float" office:value="51.5894866666667">
            <text:p>51,589</text:p>
          </table:table-cell>
        </table:table-row>
        <table:table-row table:style-name="ro1">
          <table:table-cell office:value-type="float" office:value="8815">
            <text:p>8815</text:p>
          </table:table-cell>
          <table:table-cell office:value-type="float" office:value="617">
            <text:p>617</text:p>
          </table:table-cell>
          <table:table-cell office:value-type="float" office:value="506">
            <text:p>506</text:p>
          </table:table-cell>
          <table:table-cell office:value-type="float" office:value="546">
            <text:p>546</text:p>
          </table:table-cell>
          <table:table-cell table:formula="of:=[.B15]*3.223/360" office:value-type="float" office:value="5.52386388888889">
            <text:p>5,524</text:p>
          </table:table-cell>
          <table:table-cell table:formula="of:=[.C15]*3.223/360" office:value-type="float" office:value="4.53010555555556">
            <text:p>4,530</text:p>
          </table:table-cell>
          <table:table-cell table:formula="of:=[.D15]*3.223/360" office:value-type="float" office:value="4.88821666666667">
            <text:p>4,888</text:p>
          </table:table-cell>
          <table:table-cell table:formula="of:=[.A15]/1000" office:value-type="float" office:value="8.815">
            <text:p>8,815</text:p>
          </table:table-cell>
          <table:table-cell table:formula="of:=[.E15]*9.8" office:value-type="float" office:value="54.1338661111111">
            <text:p>54,134</text:p>
          </table:table-cell>
          <table:table-cell table:formula="of:=[.F15]*9.8" office:value-type="float" office:value="44.3950344444444">
            <text:p>44,395</text:p>
          </table:table-cell>
          <table:table-cell table:formula="of:=[.G15]*9.8" office:value-type="float" office:value="47.9045233333333">
            <text:p>47,905</text:p>
          </table:table-cell>
        </table:table-row>
        <table:table-row table:style-name="ro1">
          <table:table-cell office:value-type="float" office:value="9067">
            <text:p>9067</text:p>
          </table:table-cell>
          <table:table-cell office:value-type="float" office:value="620">
            <text:p>620</text:p>
          </table:table-cell>
          <table:table-cell office:value-type="float" office:value="504">
            <text:p>504</text:p>
          </table:table-cell>
          <table:table-cell office:value-type="float" office:value="533">
            <text:p>533</text:p>
          </table:table-cell>
          <table:table-cell table:formula="of:=[.B16]*3.223/360" office:value-type="float" office:value="5.55072222222222">
            <text:p>5,551</text:p>
          </table:table-cell>
          <table:table-cell table:formula="of:=[.C16]*3.223/360" office:value-type="float" office:value="4.5122">
            <text:p>4,512</text:p>
          </table:table-cell>
          <table:table-cell table:formula="of:=[.D16]*3.223/360" office:value-type="float" office:value="4.77183055555556">
            <text:p>4,772</text:p>
          </table:table-cell>
          <table:table-cell table:formula="of:=[.A16]/1000" office:value-type="float" office:value="9.067">
            <text:p>9,067</text:p>
          </table:table-cell>
          <table:table-cell table:formula="of:=[.E16]*9.8" office:value-type="float" office:value="54.3970777777778">
            <text:p>54,397</text:p>
          </table:table-cell>
          <table:table-cell table:formula="of:=[.F16]*9.8" office:value-type="float" office:value="44.21956">
            <text:p>44,220</text:p>
          </table:table-cell>
          <table:table-cell table:formula="of:=[.G16]*9.8" office:value-type="float" office:value="46.7639394444444">
            <text:p>46,764</text:p>
          </table:table-cell>
        </table:table-row>
        <table:table-row table:style-name="ro1">
          <table:table-cell office:value-type="float" office:value="9318">
            <text:p>9318</text:p>
          </table:table-cell>
          <table:table-cell office:value-type="float" office:value="631">
            <text:p>631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table:formula="of:=[.B17]*3.223/360" office:value-type="float" office:value="5.64920277777778">
            <text:p>5,649</text:p>
          </table:table-cell>
          <table:table-cell table:formula="of:=[.C17]*3.223/360" office:value-type="float" office:value="4.46743611111111">
            <text:p>4,467</text:p>
          </table:table-cell>
          <table:table-cell table:formula="of:=[.D17]*3.223/360" office:value-type="float" office:value="4.47638888888889">
            <text:p>4,476</text:p>
          </table:table-cell>
          <table:table-cell table:formula="of:=[.A17]/1000" office:value-type="float" office:value="9.318">
            <text:p>9,318</text:p>
          </table:table-cell>
          <table:table-cell table:formula="of:=[.E17]*9.8" office:value-type="float" office:value="55.3621872222222">
            <text:p>55,362</text:p>
          </table:table-cell>
          <table:table-cell table:formula="of:=[.F17]*9.8" office:value-type="float" office:value="43.7808738888889">
            <text:p>43,781</text:p>
          </table:table-cell>
          <table:table-cell table:formula="of:=[.G17]*9.8" office:value-type="float" office:value="43.8686111111111">
            <text:p>43,869</text:p>
          </table:table-cell>
        </table:table-row>
        <table:table-row table:style-name="ro1">
          <table:table-cell office:value-type="float" office:value="9569">
            <text:p>9569</text:p>
          </table:table-cell>
          <table:table-cell office:value-type="float" office:value="626">
            <text:p>626</text:p>
          </table:table-cell>
          <table:table-cell office:value-type="float" office:value="502">
            <text:p>502</text:p>
          </table:table-cell>
          <table:table-cell office:value-type="float" office:value="505">
            <text:p>505</text:p>
          </table:table-cell>
          <table:table-cell table:formula="of:=[.B18]*3.223/360" office:value-type="float" office:value="5.60443888888889">
            <text:p>5,604</text:p>
          </table:table-cell>
          <table:table-cell table:formula="of:=[.C18]*3.223/360" office:value-type="float" office:value="4.49429444444444">
            <text:p>4,494</text:p>
          </table:table-cell>
          <table:table-cell table:formula="of:=[.D18]*3.223/360" office:value-type="float" office:value="4.52115277777778">
            <text:p>4,521</text:p>
          </table:table-cell>
          <table:table-cell table:formula="of:=[.A18]/1000" office:value-type="float" office:value="9.569">
            <text:p>9,569</text:p>
          </table:table-cell>
          <table:table-cell table:formula="of:=[.E18]*9.8" office:value-type="float" office:value="54.9235011111111">
            <text:p>54,924</text:p>
          </table:table-cell>
          <table:table-cell table:formula="of:=[.F18]*9.8" office:value-type="float" office:value="44.0440855555556">
            <text:p>44,044</text:p>
          </table:table-cell>
          <table:table-cell table:formula="of:=[.G18]*9.8" office:value-type="float" office:value="44.3072972222222">
            <text:p>44,307</text:p>
          </table:table-cell>
        </table:table-row>
        <table:table-row table:style-name="ro1">
          <table:table-cell office:value-type="float" office:value="9820">
            <text:p>9820</text:p>
          </table:table-cell>
          <table:table-cell office:value-type="float" office:value="627">
            <text:p>627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table:formula="of:=[.B19]*3.223/360" office:value-type="float" office:value="5.61339166666667">
            <text:p>5,613</text:p>
          </table:table-cell>
          <table:table-cell table:formula="of:=[.C19]*3.223/360" office:value-type="float" office:value="4.48534166666667">
            <text:p>4,485</text:p>
          </table:table-cell>
          <table:table-cell table:formula="of:=[.D19]*3.223/360" office:value-type="float" office:value="4.5122">
            <text:p>4,512</text:p>
          </table:table-cell>
          <table:table-cell table:formula="of:=[.A19]/1000" office:value-type="float" office:value="9.82">
            <text:p>9,82</text:p>
          </table:table-cell>
          <table:table-cell table:formula="of:=[.E19]*9.8" office:value-type="float" office:value="55.0112383333333">
            <text:p>55,011</text:p>
          </table:table-cell>
          <table:table-cell table:formula="of:=[.F19]*9.8" office:value-type="float" office:value="43.9563483333333">
            <text:p>43,956</text:p>
          </table:table-cell>
          <table:table-cell table:formula="of:=[.G19]*9.8" office:value-type="float" office:value="44.21956">
            <text:p>44,220</text:p>
          </table:table-cell>
        </table:table-row>
        <table:table-row table:style-name="ro1">
          <table:table-cell office:value-type="float" office:value="10072">
            <text:p>10072</text:p>
          </table:table-cell>
          <table:table-cell office:value-type="float" office:value="626">
            <text:p>626</text:p>
          </table:table-cell>
          <table:table-cell office:value-type="float" office:value="501">
            <text:p>501</text:p>
          </table:table-cell>
          <table:table-cell office:value-type="float" office:value="506">
            <text:p>506</text:p>
          </table:table-cell>
          <table:table-cell table:formula="of:=[.B20]*3.223/360" office:value-type="float" office:value="5.60443888888889">
            <text:p>5,604</text:p>
          </table:table-cell>
          <table:table-cell table:formula="of:=[.C20]*3.223/360" office:value-type="float" office:value="4.48534166666667">
            <text:p>4,485</text:p>
          </table:table-cell>
          <table:table-cell table:formula="of:=[.D20]*3.223/360" office:value-type="float" office:value="4.53010555555556">
            <text:p>4,530</text:p>
          </table:table-cell>
          <table:table-cell table:formula="of:=[.A20]/1000" office:value-type="float" office:value="10.072">
            <text:p>10,072</text:p>
          </table:table-cell>
          <table:table-cell table:formula="of:=[.E20]*9.8" office:value-type="float" office:value="54.9235011111111">
            <text:p>54,924</text:p>
          </table:table-cell>
          <table:table-cell table:formula="of:=[.F20]*9.8" office:value-type="float" office:value="43.9563483333333">
            <text:p>43,956</text:p>
          </table:table-cell>
          <table:table-cell table:formula="of:=[.G20]*9.8" office:value-type="float" office:value="44.3950344444444">
            <text:p>44,395</text:p>
          </table:table-cell>
        </table:table-row>
        <table:table-row table:style-name="ro1">
          <table:table-cell office:value-type="float" office:value="10322">
            <text:p>10322</text:p>
          </table:table-cell>
          <table:table-cell office:value-type="float" office:value="626">
            <text:p>626</text:p>
          </table:table-cell>
          <table:table-cell office:value-type="float" office:value="502">
            <text:p>502</text:p>
          </table:table-cell>
          <table:table-cell office:value-type="float" office:value="507">
            <text:p>507</text:p>
          </table:table-cell>
          <table:table-cell table:formula="of:=[.B21]*3.223/360" office:value-type="float" office:value="5.60443888888889">
            <text:p>5,604</text:p>
          </table:table-cell>
          <table:table-cell table:formula="of:=[.C21]*3.223/360" office:value-type="float" office:value="4.49429444444444">
            <text:p>4,494</text:p>
          </table:table-cell>
          <table:table-cell table:formula="of:=[.D21]*3.223/360" office:value-type="float" office:value="4.53905833333333">
            <text:p>4,539</text:p>
          </table:table-cell>
          <table:table-cell table:formula="of:=[.A21]/1000" office:value-type="float" office:value="10.322">
            <text:p>10,322</text:p>
          </table:table-cell>
          <table:table-cell table:formula="of:=[.E21]*9.8" office:value-type="float" office:value="54.9235011111111">
            <text:p>54,924</text:p>
          </table:table-cell>
          <table:table-cell table:formula="of:=[.F21]*9.8" office:value-type="float" office:value="44.0440855555556">
            <text:p>44,044</text:p>
          </table:table-cell>
          <table:table-cell table:formula="of:=[.G21]*9.8" office:value-type="float" office:value="44.4827716666667">
            <text:p>44,483</text:p>
          </table:table-cell>
        </table:table-row>
        <table:table-row table:style-name="ro1">
          <table:table-cell office:value-type="float" office:value="10573">
            <text:p>10573</text:p>
          </table:table-cell>
          <table:table-cell office:value-type="float" office:value="626">
            <text:p>626</text:p>
          </table:table-cell>
          <table:table-cell office:value-type="float" office:value="501">
            <text:p>501</text:p>
          </table:table-cell>
          <table:table-cell office:value-type="float" office:value="505">
            <text:p>505</text:p>
          </table:table-cell>
          <table:table-cell table:formula="of:=[.B22]*3.223/360" office:value-type="float" office:value="5.60443888888889">
            <text:p>5,604</text:p>
          </table:table-cell>
          <table:table-cell table:formula="of:=[.C22]*3.223/360" office:value-type="float" office:value="4.48534166666667">
            <text:p>4,485</text:p>
          </table:table-cell>
          <table:table-cell table:formula="of:=[.D22]*3.223/360" office:value-type="float" office:value="4.52115277777778">
            <text:p>4,521</text:p>
          </table:table-cell>
          <table:table-cell table:formula="of:=[.A22]/1000" office:value-type="float" office:value="10.573">
            <text:p>10,573</text:p>
          </table:table-cell>
          <table:table-cell table:formula="of:=[.E22]*9.8" office:value-type="float" office:value="54.9235011111111">
            <text:p>54,924</text:p>
          </table:table-cell>
          <table:table-cell table:formula="of:=[.F22]*9.8" office:value-type="float" office:value="43.9563483333333">
            <text:p>43,956</text:p>
          </table:table-cell>
          <table:table-cell table:formula="of:=[.G22]*9.8" office:value-type="float" office:value="44.3072972222222">
            <text:p>44,307</text:p>
          </table:table-cell>
        </table:table-row>
        <table:table-row table:style-name="ro1">
          <table:table-cell office:value-type="float" office:value="10825">
            <text:p>10825</text:p>
          </table:table-cell>
          <table:table-cell office:value-type="float" office:value="626">
            <text:p>626</text:p>
          </table:table-cell>
          <table:table-cell office:value-type="float" office:value="502">
            <text:p>502</text:p>
          </table:table-cell>
          <table:table-cell office:value-type="float" office:value="507">
            <text:p>507</text:p>
          </table:table-cell>
          <table:table-cell table:formula="of:=[.B23]*3.223/360" office:value-type="float" office:value="5.60443888888889">
            <text:p>5,604</text:p>
          </table:table-cell>
          <table:table-cell table:formula="of:=[.C23]*3.223/360" office:value-type="float" office:value="4.49429444444444">
            <text:p>4,494</text:p>
          </table:table-cell>
          <table:table-cell table:formula="of:=[.D23]*3.223/360" office:value-type="float" office:value="4.53905833333333">
            <text:p>4,539</text:p>
          </table:table-cell>
          <table:table-cell table:formula="of:=[.A23]/1000" office:value-type="float" office:value="10.825">
            <text:p>10,825</text:p>
          </table:table-cell>
          <table:table-cell table:formula="of:=[.E23]*9.8" office:value-type="float" office:value="54.9235011111111">
            <text:p>54,924</text:p>
          </table:table-cell>
          <table:table-cell table:formula="of:=[.F23]*9.8" office:value-type="float" office:value="44.0440855555556">
            <text:p>44,044</text:p>
          </table:table-cell>
          <table:table-cell table:formula="of:=[.G23]*9.8" office:value-type="float" office:value="44.4827716666667">
            <text:p>44,483</text:p>
          </table:table-cell>
        </table:table-row>
        <table:table-row table:style-name="ro1">
          <table:table-cell office:value-type="float" office:value="11076">
            <text:p>11076</text:p>
          </table:table-cell>
          <table:table-cell office:value-type="float" office:value="626">
            <text:p>626</text:p>
          </table:table-cell>
          <table:table-cell office:value-type="float" office:value="501">
            <text:p>501</text:p>
          </table:table-cell>
          <table:table-cell office:value-type="float" office:value="505">
            <text:p>505</text:p>
          </table:table-cell>
          <table:table-cell table:formula="of:=[.B24]*3.223/360" office:value-type="float" office:value="5.60443888888889">
            <text:p>5,604</text:p>
          </table:table-cell>
          <table:table-cell table:formula="of:=[.C24]*3.223/360" office:value-type="float" office:value="4.48534166666667">
            <text:p>4,485</text:p>
          </table:table-cell>
          <table:table-cell table:formula="of:=[.D24]*3.223/360" office:value-type="float" office:value="4.52115277777778">
            <text:p>4,521</text:p>
          </table:table-cell>
          <table:table-cell table:formula="of:=[.A24]/1000" office:value-type="float" office:value="11.076">
            <text:p>11,076</text:p>
          </table:table-cell>
          <table:table-cell table:formula="of:=[.E24]*9.8" office:value-type="float" office:value="54.9235011111111">
            <text:p>54,924</text:p>
          </table:table-cell>
          <table:table-cell table:formula="of:=[.F24]*9.8" office:value-type="float" office:value="43.9563483333333">
            <text:p>43,956</text:p>
          </table:table-cell>
          <table:table-cell table:formula="of:=[.G24]*9.8" office:value-type="float" office:value="44.3072972222222">
            <text:p>44,307</text:p>
          </table:table-cell>
        </table:table-row>
        <table:table-row table:style-name="ro1">
          <table:table-cell office:value-type="float" office:value="11327">
            <text:p>11327</text:p>
          </table:table-cell>
          <table:table-cell office:value-type="float" office:value="626">
            <text:p>626</text:p>
          </table:table-cell>
          <table:table-cell office:value-type="float" office:value="501">
            <text:p>501</text:p>
          </table:table-cell>
          <table:table-cell office:value-type="float" office:value="506">
            <text:p>506</text:p>
          </table:table-cell>
          <table:table-cell table:formula="of:=[.B25]*3.223/360" office:value-type="float" office:value="5.60443888888889">
            <text:p>5,604</text:p>
          </table:table-cell>
          <table:table-cell table:formula="of:=[.C25]*3.223/360" office:value-type="float" office:value="4.48534166666667">
            <text:p>4,485</text:p>
          </table:table-cell>
          <table:table-cell table:formula="of:=[.D25]*3.223/360" office:value-type="float" office:value="4.53010555555556">
            <text:p>4,530</text:p>
          </table:table-cell>
          <table:table-cell table:formula="of:=[.A25]/1000" office:value-type="float" office:value="11.327">
            <text:p>11,327</text:p>
          </table:table-cell>
          <table:table-cell table:formula="of:=[.E25]*9.8" office:value-type="float" office:value="54.9235011111111">
            <text:p>54,924</text:p>
          </table:table-cell>
          <table:table-cell table:formula="of:=[.F25]*9.8" office:value-type="float" office:value="43.9563483333333">
            <text:p>43,956</text:p>
          </table:table-cell>
          <table:table-cell table:formula="of:=[.G25]*9.8" office:value-type="float" office:value="44.3950344444444">
            <text:p>44,395</text:p>
          </table:table-cell>
        </table:table-row>
        <table:table-row table:style-name="ro1">
          <table:table-cell office:value-type="float" office:value="11579">
            <text:p>11579</text:p>
          </table:table-cell>
          <table:table-cell office:value-type="float" office:value="626">
            <text:p>626</text:p>
          </table:table-cell>
          <table:table-cell office:value-type="float" office:value="501">
            <text:p>501</text:p>
          </table:table-cell>
          <table:table-cell office:value-type="float" office:value="506">
            <text:p>506</text:p>
          </table:table-cell>
          <table:table-cell table:formula="of:=[.B26]*3.223/360" office:value-type="float" office:value="5.60443888888889">
            <text:p>5,604</text:p>
          </table:table-cell>
          <table:table-cell table:formula="of:=[.C26]*3.223/360" office:value-type="float" office:value="4.48534166666667">
            <text:p>4,485</text:p>
          </table:table-cell>
          <table:table-cell table:formula="of:=[.D26]*3.223/360" office:value-type="float" office:value="4.53010555555556">
            <text:p>4,530</text:p>
          </table:table-cell>
          <table:table-cell table:formula="of:=[.A26]/1000" office:value-type="float" office:value="11.579">
            <text:p>11,579</text:p>
          </table:table-cell>
          <table:table-cell table:formula="of:=[.E26]*9.8" office:value-type="float" office:value="54.9235011111111">
            <text:p>54,924</text:p>
          </table:table-cell>
          <table:table-cell table:formula="of:=[.F26]*9.8" office:value-type="float" office:value="43.9563483333333">
            <text:p>43,956</text:p>
          </table:table-cell>
          <table:table-cell table:formula="of:=[.G26]*9.8" office:value-type="float" office:value="44.3950344444444">
            <text:p>44,395</text:p>
          </table:table-cell>
        </table:table-row>
        <table:table-row table:style-name="ro1">
          <table:table-cell office:value-type="float" office:value="11830">
            <text:p>11830</text:p>
          </table:table-cell>
          <table:table-cell office:value-type="float" office:value="626">
            <text:p>626</text:p>
          </table:table-cell>
          <table:table-cell office:value-type="float" office:value="502">
            <text:p>502</text:p>
          </table:table-cell>
          <table:table-cell office:value-type="float" office:value="506">
            <text:p>506</text:p>
          </table:table-cell>
          <table:table-cell table:formula="of:=[.B27]*3.223/360" office:value-type="float" office:value="5.60443888888889">
            <text:p>5,604</text:p>
          </table:table-cell>
          <table:table-cell table:formula="of:=[.C27]*3.223/360" office:value-type="float" office:value="4.49429444444444">
            <text:p>4,494</text:p>
          </table:table-cell>
          <table:table-cell table:formula="of:=[.D27]*3.223/360" office:value-type="float" office:value="4.53010555555556">
            <text:p>4,530</text:p>
          </table:table-cell>
          <table:table-cell table:formula="of:=[.A27]/1000" office:value-type="float" office:value="11.83">
            <text:p>11,83</text:p>
          </table:table-cell>
          <table:table-cell table:formula="of:=[.E27]*9.8" office:value-type="float" office:value="54.9235011111111">
            <text:p>54,924</text:p>
          </table:table-cell>
          <table:table-cell table:formula="of:=[.F27]*9.8" office:value-type="float" office:value="44.0440855555556">
            <text:p>44,044</text:p>
          </table:table-cell>
          <table:table-cell table:formula="of:=[.G27]*9.8" office:value-type="float" office:value="44.3950344444444">
            <text:p>44,395</text:p>
          </table:table-cell>
        </table:table-row>
        <table:table-row table:style-name="ro1">
          <table:table-cell office:value-type="float" office:value="12081">
            <text:p>12081</text:p>
          </table:table-cell>
          <table:table-cell office:value-type="float" office:value="626">
            <text:p>626</text:p>
          </table:table-cell>
          <table:table-cell office:value-type="float" office:value="501">
            <text:p>501</text:p>
          </table:table-cell>
          <table:table-cell office:value-type="float" office:value="506">
            <text:p>506</text:p>
          </table:table-cell>
          <table:table-cell table:formula="of:=[.B28]*3.223/360" office:value-type="float" office:value="5.60443888888889">
            <text:p>5,604</text:p>
          </table:table-cell>
          <table:table-cell table:formula="of:=[.C28]*3.223/360" office:value-type="float" office:value="4.48534166666667">
            <text:p>4,485</text:p>
          </table:table-cell>
          <table:table-cell table:formula="of:=[.D28]*3.223/360" office:value-type="float" office:value="4.53010555555556">
            <text:p>4,530</text:p>
          </table:table-cell>
          <table:table-cell table:formula="of:=[.A28]/1000" office:value-type="float" office:value="12.081">
            <text:p>12,081</text:p>
          </table:table-cell>
          <table:table-cell table:formula="of:=[.E28]*9.8" office:value-type="float" office:value="54.9235011111111">
            <text:p>54,924</text:p>
          </table:table-cell>
          <table:table-cell table:formula="of:=[.F28]*9.8" office:value-type="float" office:value="43.9563483333333">
            <text:p>43,956</text:p>
          </table:table-cell>
          <table:table-cell table:formula="of:=[.G28]*9.8" office:value-type="float" office:value="44.3950344444444">
            <text:p>44,395</text:p>
          </table:table-cell>
        </table:table-row>
        <table:table-row table:style-name="ro1">
          <table:table-cell office:value-type="float" office:value="12333">
            <text:p>12333</text:p>
          </table:table-cell>
          <table:table-cell office:value-type="float" office:value="626">
            <text:p>626</text:p>
          </table:table-cell>
          <table:table-cell office:value-type="float" office:value="502">
            <text:p>502</text:p>
          </table:table-cell>
          <table:table-cell office:value-type="float" office:value="506">
            <text:p>506</text:p>
          </table:table-cell>
          <table:table-cell table:formula="of:=[.B29]*3.223/360" office:value-type="float" office:value="5.60443888888889">
            <text:p>5,604</text:p>
          </table:table-cell>
          <table:table-cell table:formula="of:=[.C29]*3.223/360" office:value-type="float" office:value="4.49429444444444">
            <text:p>4,494</text:p>
          </table:table-cell>
          <table:table-cell table:formula="of:=[.D29]*3.223/360" office:value-type="float" office:value="4.53010555555556">
            <text:p>4,530</text:p>
          </table:table-cell>
          <table:table-cell table:formula="of:=[.A29]/1000" office:value-type="float" office:value="12.333">
            <text:p>12,333</text:p>
          </table:table-cell>
          <table:table-cell table:formula="of:=[.E29]*9.8" office:value-type="float" office:value="54.9235011111111">
            <text:p>54,924</text:p>
          </table:table-cell>
          <table:table-cell table:formula="of:=[.F29]*9.8" office:value-type="float" office:value="44.0440855555556">
            <text:p>44,044</text:p>
          </table:table-cell>
          <table:table-cell table:formula="of:=[.G29]*9.8" office:value-type="float" office:value="44.3950344444444">
            <text:p>44,395</text:p>
          </table:table-cell>
        </table:table-row>
        <table:table-row table:style-name="ro1">
          <table:table-cell office:value-type="float" office:value="12583">
            <text:p>12583</text:p>
          </table:table-cell>
          <table:table-cell office:value-type="float" office:value="626">
            <text:p>626</text:p>
          </table:table-cell>
          <table:table-cell office:value-type="float" office:value="502">
            <text:p>502</text:p>
          </table:table-cell>
          <table:table-cell office:value-type="float" office:value="509">
            <text:p>509</text:p>
          </table:table-cell>
          <table:table-cell table:formula="of:=[.B30]*3.223/360" office:value-type="float" office:value="5.60443888888889">
            <text:p>5,604</text:p>
          </table:table-cell>
          <table:table-cell table:formula="of:=[.C30]*3.223/360" office:value-type="float" office:value="4.49429444444444">
            <text:p>4,494</text:p>
          </table:table-cell>
          <table:table-cell table:formula="of:=[.D30]*3.223/360" office:value-type="float" office:value="4.55696388888889">
            <text:p>4,557</text:p>
          </table:table-cell>
          <table:table-cell table:formula="of:=[.A30]/1000" office:value-type="float" office:value="12.583">
            <text:p>12,583</text:p>
          </table:table-cell>
          <table:table-cell table:formula="of:=[.E30]*9.8" office:value-type="float" office:value="54.9235011111111">
            <text:p>54,924</text:p>
          </table:table-cell>
          <table:table-cell table:formula="of:=[.F30]*9.8" office:value-type="float" office:value="44.0440855555556">
            <text:p>44,044</text:p>
          </table:table-cell>
          <table:table-cell table:formula="of:=[.G30]*9.8" office:value-type="float" office:value="44.6582461111111">
            <text:p>44,658</text:p>
          </table:table-cell>
        </table:table-row>
        <table:table-row table:style-name="ro1">
          <table:table-cell office:value-type="float" office:value="12834">
            <text:p>12834</text:p>
          </table:table-cell>
          <table:table-cell office:value-type="float" office:value="625">
            <text:p>625</text:p>
          </table:table-cell>
          <table:table-cell office:value-type="float" office:value="502">
            <text:p>502</text:p>
          </table:table-cell>
          <table:table-cell office:value-type="float" office:value="522">
            <text:p>522</text:p>
          </table:table-cell>
          <table:table-cell table:formula="of:=[.B31]*3.223/360" office:value-type="float" office:value="5.59548611111111">
            <text:p>5,595</text:p>
          </table:table-cell>
          <table:table-cell table:formula="of:=[.C31]*3.223/360" office:value-type="float" office:value="4.49429444444444">
            <text:p>4,494</text:p>
          </table:table-cell>
          <table:table-cell table:formula="of:=[.D31]*3.223/360" office:value-type="float" office:value="4.67335">
            <text:p>4,673</text:p>
          </table:table-cell>
          <table:table-cell table:formula="of:=[.A31]/1000" office:value-type="float" office:value="12.834">
            <text:p>12,834</text:p>
          </table:table-cell>
          <table:table-cell table:formula="of:=[.E31]*9.8" office:value-type="float" office:value="54.8357638888889">
            <text:p>54,836</text:p>
          </table:table-cell>
          <table:table-cell table:formula="of:=[.F31]*9.8" office:value-type="float" office:value="44.0440855555556">
            <text:p>44,044</text:p>
          </table:table-cell>
          <table:table-cell table:formula="of:=[.G31]*9.8" office:value-type="float" office:value="45.79883">
            <text:p>45,799</text:p>
          </table:table-cell>
        </table:table-row>
        <table:table-row table:style-name="ro1">
          <table:table-cell office:value-type="float" office:value="13086">
            <text:p>13086</text:p>
          </table:table-cell>
          <table:table-cell office:value-type="float" office:value="595">
            <text:p>595</text:p>
          </table:table-cell>
          <table:table-cell office:value-type="float" office:value="507">
            <text:p>507</text:p>
          </table:table-cell>
          <table:table-cell office:value-type="float" office:value="571">
            <text:p>571</text:p>
          </table:table-cell>
          <table:table-cell table:formula="of:=[.B32]*3.223/360" office:value-type="float" office:value="5.32690277777778">
            <text:p>5,327</text:p>
          </table:table-cell>
          <table:table-cell table:formula="of:=[.C32]*3.223/360" office:value-type="float" office:value="4.53905833333333">
            <text:p>4,539</text:p>
          </table:table-cell>
          <table:table-cell table:formula="of:=[.D32]*3.223/360" office:value-type="float" office:value="5.11203611111111">
            <text:p>5,112</text:p>
          </table:table-cell>
          <table:table-cell table:formula="of:=[.A32]/1000" office:value-type="float" office:value="13.086">
            <text:p>13,086</text:p>
          </table:table-cell>
          <table:table-cell table:formula="of:=[.E32]*9.8" office:value-type="float" office:value="52.2036472222222">
            <text:p>52,204</text:p>
          </table:table-cell>
          <table:table-cell table:formula="of:=[.F32]*9.8" office:value-type="float" office:value="44.4827716666667">
            <text:p>44,483</text:p>
          </table:table-cell>
          <table:table-cell table:formula="of:=[.G32]*9.8" office:value-type="float" office:value="50.0979538888889">
            <text:p>50,098</text:p>
          </table:table-cell>
        </table:table-row>
        <table:table-row table:style-name="ro1">
          <table:table-cell office:value-type="float" office:value="13337">
            <text:p>13337</text:p>
          </table:table-cell>
          <table:table-cell office:value-type="float" office:value="538">
            <text:p>538</text:p>
          </table:table-cell>
          <table:table-cell office:value-type="float" office:value="511">
            <text:p>511</text:p>
          </table:table-cell>
          <table:table-cell office:value-type="float" office:value="595">
            <text:p>595</text:p>
          </table:table-cell>
          <table:table-cell table:formula="of:=[.B33]*3.223/360" office:value-type="float" office:value="4.81659444444444">
            <text:p>4,817</text:p>
          </table:table-cell>
          <table:table-cell table:formula="of:=[.C33]*3.223/360" office:value-type="float" office:value="4.57486944444444">
            <text:p>4,575</text:p>
          </table:table-cell>
          <table:table-cell table:formula="of:=[.D33]*3.223/360" office:value-type="float" office:value="5.32690277777778">
            <text:p>5,327</text:p>
          </table:table-cell>
          <table:table-cell table:formula="of:=[.A33]/1000" office:value-type="float" office:value="13.337">
            <text:p>13,337</text:p>
          </table:table-cell>
          <table:table-cell table:formula="of:=[.E33]*9.8" office:value-type="float" office:value="47.2026255555556">
            <text:p>47,203</text:p>
          </table:table-cell>
          <table:table-cell table:formula="of:=[.F33]*9.8" office:value-type="float" office:value="44.8337205555556">
            <text:p>44,834</text:p>
          </table:table-cell>
          <table:table-cell table:formula="of:=[.G33]*9.8" office:value-type="float" office:value="52.2036472222222">
            <text:p>52,204</text:p>
          </table:table-cell>
        </table:table-row>
        <table:table-row table:style-name="ro1">
          <table:table-cell office:value-type="float" office:value="13588">
            <text:p>13588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34]*3.223/360" office:value-type="float" office:value="4.60172777777778">
            <text:p>4,602</text:p>
          </table:table-cell>
          <table:table-cell table:formula="of:=[.C34]*3.223/360" office:value-type="float" office:value="4.57486944444444">
            <text:p>4,575</text:p>
          </table:table-cell>
          <table:table-cell table:formula="of:=[.D34]*3.223/360" office:value-type="float" office:value="5.41643055555556">
            <text:p>5,416</text:p>
          </table:table-cell>
          <table:table-cell table:formula="of:=[.A34]/1000" office:value-type="float" office:value="13.588">
            <text:p>13,588</text:p>
          </table:table-cell>
          <table:table-cell table:formula="of:=[.E34]*9.8" office:value-type="float" office:value="45.0969322222222">
            <text:p>45,097</text:p>
          </table:table-cell>
          <table:table-cell table:formula="of:=[.F34]*9.8" office:value-type="float" office:value="44.8337205555556">
            <text:p>44,834</text:p>
          </table:table-cell>
          <table:table-cell table:formula="of:=[.G34]*9.8" office:value-type="float" office:value="53.0810194444444">
            <text:p>53,081</text:p>
          </table:table-cell>
        </table:table-row>
        <table:table-row table:style-name="ro1">
          <table:table-cell office:value-type="float" office:value="13840">
            <text:p>13840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35]*3.223/360" office:value-type="float" office:value="4.61068055555556">
            <text:p>4,611</text:p>
          </table:table-cell>
          <table:table-cell table:formula="of:=[.C35]*3.223/360" office:value-type="float" office:value="4.57486944444444">
            <text:p>4,575</text:p>
          </table:table-cell>
          <table:table-cell table:formula="of:=[.D35]*3.223/360" office:value-type="float" office:value="5.41643055555556">
            <text:p>5,416</text:p>
          </table:table-cell>
          <table:table-cell table:formula="of:=[.A35]/1000" office:value-type="float" office:value="13.84">
            <text:p>13,84</text:p>
          </table:table-cell>
          <table:table-cell table:formula="of:=[.E35]*9.8" office:value-type="float" office:value="45.1846694444445">
            <text:p>45,185</text:p>
          </table:table-cell>
          <table:table-cell table:formula="of:=[.F35]*9.8" office:value-type="float" office:value="44.8337205555556">
            <text:p>44,834</text:p>
          </table:table-cell>
          <table:table-cell table:formula="of:=[.G35]*9.8" office:value-type="float" office:value="53.0810194444444">
            <text:p>53,081</text:p>
          </table:table-cell>
        </table:table-row>
        <table:table-row table:style-name="ro1">
          <table:table-cell office:value-type="float" office:value="14091">
            <text:p>14091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36]*3.223/360" office:value-type="float" office:value="4.61068055555556">
            <text:p>4,611</text:p>
          </table:table-cell>
          <table:table-cell table:formula="of:=[.C36]*3.223/360" office:value-type="float" office:value="4.57486944444444">
            <text:p>4,575</text:p>
          </table:table-cell>
          <table:table-cell table:formula="of:=[.D36]*3.223/360" office:value-type="float" office:value="5.41643055555556">
            <text:p>5,416</text:p>
          </table:table-cell>
          <table:table-cell table:formula="of:=[.A36]/1000" office:value-type="float" office:value="14.091">
            <text:p>14,091</text:p>
          </table:table-cell>
          <table:table-cell table:formula="of:=[.E36]*9.8" office:value-type="float" office:value="45.1846694444445">
            <text:p>45,185</text:p>
          </table:table-cell>
          <table:table-cell table:formula="of:=[.F36]*9.8" office:value-type="float" office:value="44.8337205555556">
            <text:p>44,834</text:p>
          </table:table-cell>
          <table:table-cell table:formula="of:=[.G36]*9.8" office:value-type="float" office:value="53.0810194444444">
            <text:p>53,081</text:p>
          </table:table-cell>
        </table:table-row>
        <table:table-row table:style-name="ro1">
          <table:table-cell office:value-type="float" office:value="14342">
            <text:p>14342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37]*3.223/360" office:value-type="float" office:value="4.61068055555556">
            <text:p>4,611</text:p>
          </table:table-cell>
          <table:table-cell table:formula="of:=[.C37]*3.223/360" office:value-type="float" office:value="4.57486944444444">
            <text:p>4,575</text:p>
          </table:table-cell>
          <table:table-cell table:formula="of:=[.D37]*3.223/360" office:value-type="float" office:value="5.41643055555556">
            <text:p>5,416</text:p>
          </table:table-cell>
          <table:table-cell table:formula="of:=[.A37]/1000" office:value-type="float" office:value="14.342">
            <text:p>14,342</text:p>
          </table:table-cell>
          <table:table-cell table:formula="of:=[.E37]*9.8" office:value-type="float" office:value="45.1846694444445">
            <text:p>45,185</text:p>
          </table:table-cell>
          <table:table-cell table:formula="of:=[.F37]*9.8" office:value-type="float" office:value="44.8337205555556">
            <text:p>44,834</text:p>
          </table:table-cell>
          <table:table-cell table:formula="of:=[.G37]*9.8" office:value-type="float" office:value="53.0810194444444">
            <text:p>53,081</text:p>
          </table:table-cell>
        </table:table-row>
        <table:table-row table:style-name="ro1">
          <table:table-cell office:value-type="float" office:value="14594">
            <text:p>14594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38]*3.223/360" office:value-type="float" office:value="4.61068055555556">
            <text:p>4,611</text:p>
          </table:table-cell>
          <table:table-cell table:formula="of:=[.C38]*3.223/360" office:value-type="float" office:value="4.57486944444444">
            <text:p>4,575</text:p>
          </table:table-cell>
          <table:table-cell table:formula="of:=[.D38]*3.223/360" office:value-type="float" office:value="5.41643055555556">
            <text:p>5,416</text:p>
          </table:table-cell>
          <table:table-cell table:formula="of:=[.A38]/1000" office:value-type="float" office:value="14.594">
            <text:p>14,594</text:p>
          </table:table-cell>
          <table:table-cell table:formula="of:=[.E38]*9.8" office:value-type="float" office:value="45.1846694444445">
            <text:p>45,185</text:p>
          </table:table-cell>
          <table:table-cell table:formula="of:=[.F38]*9.8" office:value-type="float" office:value="44.8337205555556">
            <text:p>44,834</text:p>
          </table:table-cell>
          <table:table-cell table:formula="of:=[.G38]*9.8" office:value-type="float" office:value="53.0810194444444">
            <text:p>53,081</text:p>
          </table:table-cell>
        </table:table-row>
        <table:table-row table:style-name="ro1">
          <table:table-cell office:value-type="float" office:value="14844">
            <text:p>14844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39]*3.223/360" office:value-type="float" office:value="4.60172777777778">
            <text:p>4,602</text:p>
          </table:table-cell>
          <table:table-cell table:formula="of:=[.C39]*3.223/360" office:value-type="float" office:value="4.57486944444444">
            <text:p>4,575</text:p>
          </table:table-cell>
          <table:table-cell table:formula="of:=[.D39]*3.223/360" office:value-type="float" office:value="5.41643055555556">
            <text:p>5,416</text:p>
          </table:table-cell>
          <table:table-cell table:formula="of:=[.A39]/1000" office:value-type="float" office:value="14.844">
            <text:p>14,844</text:p>
          </table:table-cell>
          <table:table-cell table:formula="of:=[.E39]*9.8" office:value-type="float" office:value="45.0969322222222">
            <text:p>45,097</text:p>
          </table:table-cell>
          <table:table-cell table:formula="of:=[.F39]*9.8" office:value-type="float" office:value="44.8337205555556">
            <text:p>44,834</text:p>
          </table:table-cell>
          <table:table-cell table:formula="of:=[.G39]*9.8" office:value-type="float" office:value="53.0810194444444">
            <text:p>53,081</text:p>
          </table:table-cell>
        </table:table-row>
        <table:table-row table:style-name="ro1">
          <table:table-cell office:value-type="float" office:value="15095">
            <text:p>15095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40]*3.223/360" office:value-type="float" office:value="4.61068055555556">
            <text:p>4,611</text:p>
          </table:table-cell>
          <table:table-cell table:formula="of:=[.C40]*3.223/360" office:value-type="float" office:value="4.57486944444444">
            <text:p>4,575</text:p>
          </table:table-cell>
          <table:table-cell table:formula="of:=[.D40]*3.223/360" office:value-type="float" office:value="5.41643055555556">
            <text:p>5,416</text:p>
          </table:table-cell>
          <table:table-cell table:formula="of:=[.A40]/1000" office:value-type="float" office:value="15.095">
            <text:p>15,095</text:p>
          </table:table-cell>
          <table:table-cell table:formula="of:=[.E40]*9.8" office:value-type="float" office:value="45.1846694444445">
            <text:p>45,185</text:p>
          </table:table-cell>
          <table:table-cell table:formula="of:=[.F40]*9.8" office:value-type="float" office:value="44.8337205555556">
            <text:p>44,834</text:p>
          </table:table-cell>
          <table:table-cell table:formula="of:=[.G40]*9.8" office:value-type="float" office:value="53.0810194444444">
            <text:p>53,081</text:p>
          </table:table-cell>
        </table:table-row>
        <table:table-row table:style-name="ro1">
          <table:table-cell office:value-type="float" office:value="15347">
            <text:p>15347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41]*3.223/360" office:value-type="float" office:value="4.61068055555556">
            <text:p>4,611</text:p>
          </table:table-cell>
          <table:table-cell table:formula="of:=[.C41]*3.223/360" office:value-type="float" office:value="4.57486944444444">
            <text:p>4,575</text:p>
          </table:table-cell>
          <table:table-cell table:formula="of:=[.D41]*3.223/360" office:value-type="float" office:value="5.41643055555556">
            <text:p>5,416</text:p>
          </table:table-cell>
          <table:table-cell table:formula="of:=[.A41]/1000" office:value-type="float" office:value="15.347">
            <text:p>15,347</text:p>
          </table:table-cell>
          <table:table-cell table:formula="of:=[.E41]*9.8" office:value-type="float" office:value="45.1846694444445">
            <text:p>45,185</text:p>
          </table:table-cell>
          <table:table-cell table:formula="of:=[.F41]*9.8" office:value-type="float" office:value="44.8337205555556">
            <text:p>44,834</text:p>
          </table:table-cell>
          <table:table-cell table:formula="of:=[.G41]*9.8" office:value-type="float" office:value="53.0810194444444">
            <text:p>53,081</text:p>
          </table:table-cell>
        </table:table-row>
        <table:table-row table:style-name="ro1">
          <table:table-cell office:value-type="float" office:value="15598">
            <text:p>15598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42]*3.223/360" office:value-type="float" office:value="4.60172777777778">
            <text:p>4,602</text:p>
          </table:table-cell>
          <table:table-cell table:formula="of:=[.C42]*3.223/360" office:value-type="float" office:value="4.57486944444444">
            <text:p>4,575</text:p>
          </table:table-cell>
          <table:table-cell table:formula="of:=[.D42]*3.223/360" office:value-type="float" office:value="5.41643055555556">
            <text:p>5,416</text:p>
          </table:table-cell>
          <table:table-cell table:formula="of:=[.A42]/1000" office:value-type="float" office:value="15.598">
            <text:p>15,598</text:p>
          </table:table-cell>
          <table:table-cell table:formula="of:=[.E42]*9.8" office:value-type="float" office:value="45.0969322222222">
            <text:p>45,097</text:p>
          </table:table-cell>
          <table:table-cell table:formula="of:=[.F42]*9.8" office:value-type="float" office:value="44.8337205555556">
            <text:p>44,834</text:p>
          </table:table-cell>
          <table:table-cell table:formula="of:=[.G42]*9.8" office:value-type="float" office:value="53.0810194444444">
            <text:p>53,081</text:p>
          </table:table-cell>
        </table:table-row>
        <table:table-row table:style-name="ro1">
          <table:table-cell office:value-type="float" office:value="15849">
            <text:p>15849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43]*3.223/360" office:value-type="float" office:value="4.61068055555556">
            <text:p>4,611</text:p>
          </table:table-cell>
          <table:table-cell table:formula="of:=[.C43]*3.223/360" office:value-type="float" office:value="4.57486944444444">
            <text:p>4,575</text:p>
          </table:table-cell>
          <table:table-cell table:formula="of:=[.D43]*3.223/360" office:value-type="float" office:value="5.41643055555556">
            <text:p>5,416</text:p>
          </table:table-cell>
          <table:table-cell table:formula="of:=[.A43]/1000" office:value-type="float" office:value="15.849">
            <text:p>15,849</text:p>
          </table:table-cell>
          <table:table-cell table:formula="of:=[.E43]*9.8" office:value-type="float" office:value="45.1846694444445">
            <text:p>45,185</text:p>
          </table:table-cell>
          <table:table-cell table:formula="of:=[.F43]*9.8" office:value-type="float" office:value="44.8337205555556">
            <text:p>44,834</text:p>
          </table:table-cell>
          <table:table-cell table:formula="of:=[.G43]*9.8" office:value-type="float" office:value="53.0810194444444">
            <text:p>53,081</text:p>
          </table:table-cell>
        </table:table-row>
        <table:table-row table:style-name="ro1">
          <table:table-cell office:value-type="float" office:value="16101">
            <text:p>16101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44]*3.223/360" office:value-type="float" office:value="4.61068055555556">
            <text:p>4,611</text:p>
          </table:table-cell>
          <table:table-cell table:formula="of:=[.C44]*3.223/360" office:value-type="float" office:value="4.57486944444444">
            <text:p>4,575</text:p>
          </table:table-cell>
          <table:table-cell table:formula="of:=[.D44]*3.223/360" office:value-type="float" office:value="5.41643055555556">
            <text:p>5,416</text:p>
          </table:table-cell>
          <table:table-cell table:formula="of:=[.A44]/1000" office:value-type="float" office:value="16.101">
            <text:p>16,101</text:p>
          </table:table-cell>
          <table:table-cell table:formula="of:=[.E44]*9.8" office:value-type="float" office:value="45.1846694444445">
            <text:p>45,185</text:p>
          </table:table-cell>
          <table:table-cell table:formula="of:=[.F44]*9.8" office:value-type="float" office:value="44.8337205555556">
            <text:p>44,834</text:p>
          </table:table-cell>
          <table:table-cell table:formula="of:=[.G44]*9.8" office:value-type="float" office:value="53.0810194444444">
            <text:p>53,081</text:p>
          </table:table-cell>
        </table:table-row>
        <table:table-row table:style-name="ro1">
          <table:table-cell office:value-type="float" office:value="16352">
            <text:p>16352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604">
            <text:p>604</text:p>
          </table:table-cell>
          <table:table-cell table:formula="of:=[.B45]*3.223/360" office:value-type="float" office:value="4.60172777777778">
            <text:p>4,602</text:p>
          </table:table-cell>
          <table:table-cell table:formula="of:=[.C45]*3.223/360" office:value-type="float" office:value="4.57486944444444">
            <text:p>4,575</text:p>
          </table:table-cell>
          <table:table-cell table:formula="of:=[.D45]*3.223/360" office:value-type="float" office:value="5.40747777777778">
            <text:p>5,407</text:p>
          </table:table-cell>
          <table:table-cell table:formula="of:=[.A45]/1000" office:value-type="float" office:value="16.352">
            <text:p>16,352</text:p>
          </table:table-cell>
          <table:table-cell table:formula="of:=[.E45]*9.8" office:value-type="float" office:value="45.0969322222222">
            <text:p>45,097</text:p>
          </table:table-cell>
          <table:table-cell table:formula="of:=[.F45]*9.8" office:value-type="float" office:value="44.8337205555556">
            <text:p>44,834</text:p>
          </table:table-cell>
          <table:table-cell table:formula="of:=[.G45]*9.8" office:value-type="float" office:value="52.9932822222222">
            <text:p>52,993</text:p>
          </table:table-cell>
        </table:table-row>
        <table:table-row table:style-name="ro1">
          <table:table-cell office:value-type="float" office:value="16603">
            <text:p>16603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607">
            <text:p>607</text:p>
          </table:table-cell>
          <table:table-cell table:formula="of:=[.B46]*3.223/360" office:value-type="float" office:value="4.60172777777778">
            <text:p>4,602</text:p>
          </table:table-cell>
          <table:table-cell table:formula="of:=[.C46]*3.223/360" office:value-type="float" office:value="4.57486944444444">
            <text:p>4,575</text:p>
          </table:table-cell>
          <table:table-cell table:formula="of:=[.D46]*3.223/360" office:value-type="float" office:value="5.43433611111111">
            <text:p>5,434</text:p>
          </table:table-cell>
          <table:table-cell table:formula="of:=[.A46]/1000" office:value-type="float" office:value="16.603">
            <text:p>16,603</text:p>
          </table:table-cell>
          <table:table-cell table:formula="of:=[.E46]*9.8" office:value-type="float" office:value="45.0969322222222">
            <text:p>45,097</text:p>
          </table:table-cell>
          <table:table-cell table:formula="of:=[.F46]*9.8" office:value-type="float" office:value="44.8337205555556">
            <text:p>44,834</text:p>
          </table:table-cell>
          <table:table-cell table:formula="of:=[.G46]*9.8" office:value-type="float" office:value="53.2564938888889">
            <text:p>53,256</text:p>
          </table:table-cell>
        </table:table-row>
        <table:table-row table:style-name="ro1">
          <table:table-cell office:value-type="float" office:value="16855">
            <text:p>16855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47]*3.223/360" office:value-type="float" office:value="4.61068055555556">
            <text:p>4,611</text:p>
          </table:table-cell>
          <table:table-cell table:formula="of:=[.C47]*3.223/360" office:value-type="float" office:value="4.57486944444444">
            <text:p>4,575</text:p>
          </table:table-cell>
          <table:table-cell table:formula="of:=[.D47]*3.223/360" office:value-type="float" office:value="5.41643055555556">
            <text:p>5,416</text:p>
          </table:table-cell>
          <table:table-cell table:formula="of:=[.A47]/1000" office:value-type="float" office:value="16.855">
            <text:p>16,855</text:p>
          </table:table-cell>
          <table:table-cell table:formula="of:=[.E47]*9.8" office:value-type="float" office:value="45.1846694444445">
            <text:p>45,185</text:p>
          </table:table-cell>
          <table:table-cell table:formula="of:=[.F47]*9.8" office:value-type="float" office:value="44.8337205555556">
            <text:p>44,834</text:p>
          </table:table-cell>
          <table:table-cell table:formula="of:=[.G47]*9.8" office:value-type="float" office:value="53.0810194444444">
            <text:p>53,081</text:p>
          </table:table-cell>
        </table:table-row>
        <table:table-row table:style-name="ro1">
          <table:table-cell office:value-type="float" office:value="17105">
            <text:p>17105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48]*3.223/360" office:value-type="float" office:value="4.60172777777778">
            <text:p>4,602</text:p>
          </table:table-cell>
          <table:table-cell table:formula="of:=[.C48]*3.223/360" office:value-type="float" office:value="4.57486944444444">
            <text:p>4,575</text:p>
          </table:table-cell>
          <table:table-cell table:formula="of:=[.D48]*3.223/360" office:value-type="float" office:value="5.41643055555556">
            <text:p>5,416</text:p>
          </table:table-cell>
          <table:table-cell table:formula="of:=[.A48]/1000" office:value-type="float" office:value="17.105">
            <text:p>17,105</text:p>
          </table:table-cell>
          <table:table-cell table:formula="of:=[.E48]*9.8" office:value-type="float" office:value="45.0969322222222">
            <text:p>45,097</text:p>
          </table:table-cell>
          <table:table-cell table:formula="of:=[.F48]*9.8" office:value-type="float" office:value="44.8337205555556">
            <text:p>44,834</text:p>
          </table:table-cell>
          <table:table-cell table:formula="of:=[.G48]*9.8" office:value-type="float" office:value="53.0810194444444">
            <text:p>53,081</text:p>
          </table:table-cell>
        </table:table-row>
        <table:table-row table:style-name="ro1">
          <table:table-cell office:value-type="float" office:value="17356">
            <text:p>17356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49]*3.223/360" office:value-type="float" office:value="4.60172777777778">
            <text:p>4,602</text:p>
          </table:table-cell>
          <table:table-cell table:formula="of:=[.C49]*3.223/360" office:value-type="float" office:value="4.57486944444444">
            <text:p>4,575</text:p>
          </table:table-cell>
          <table:table-cell table:formula="of:=[.D49]*3.223/360" office:value-type="float" office:value="5.41643055555556">
            <text:p>5,416</text:p>
          </table:table-cell>
          <table:table-cell table:formula="of:=[.A49]/1000" office:value-type="float" office:value="17.356">
            <text:p>17,356</text:p>
          </table:table-cell>
          <table:table-cell table:formula="of:=[.E49]*9.8" office:value-type="float" office:value="45.0969322222222">
            <text:p>45,097</text:p>
          </table:table-cell>
          <table:table-cell table:formula="of:=[.F49]*9.8" office:value-type="float" office:value="44.8337205555556">
            <text:p>44,834</text:p>
          </table:table-cell>
          <table:table-cell table:formula="of:=[.G49]*9.8" office:value-type="float" office:value="53.0810194444444">
            <text:p>53,081</text:p>
          </table:table-cell>
        </table:table-row>
        <table:table-row table:style-name="ro1">
          <table:table-cell office:value-type="float" office:value="17608">
            <text:p>17608</text:p>
          </table:table-cell>
          <table:table-cell office:value-type="float" office:value="515">
            <text:p>515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50]*3.223/360" office:value-type="float" office:value="4.61068055555556">
            <text:p>4,611</text:p>
          </table:table-cell>
          <table:table-cell table:formula="of:=[.C50]*3.223/360" office:value-type="float" office:value="4.58382222222222">
            <text:p>4,584</text:p>
          </table:table-cell>
          <table:table-cell table:formula="of:=[.D50]*3.223/360" office:value-type="float" office:value="5.41643055555556">
            <text:p>5,416</text:p>
          </table:table-cell>
          <table:table-cell table:formula="of:=[.A50]/1000" office:value-type="float" office:value="17.608">
            <text:p>17,608</text:p>
          </table:table-cell>
          <table:table-cell table:formula="of:=[.E50]*9.8" office:value-type="float" office:value="45.1846694444445">
            <text:p>45,185</text:p>
          </table:table-cell>
          <table:table-cell table:formula="of:=[.F50]*9.8" office:value-type="float" office:value="44.9214577777778">
            <text:p>44,921</text:p>
          </table:table-cell>
          <table:table-cell table:formula="of:=[.G50]*9.8" office:value-type="float" office:value="53.0810194444444">
            <text:p>53,081</text:p>
          </table:table-cell>
        </table:table-row>
        <table:table-row table:style-name="ro1">
          <table:table-cell office:value-type="float" office:value="17859">
            <text:p>17859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51]*3.223/360" office:value-type="float" office:value="4.60172777777778">
            <text:p>4,602</text:p>
          </table:table-cell>
          <table:table-cell table:formula="of:=[.C51]*3.223/360" office:value-type="float" office:value="4.58382222222222">
            <text:p>4,584</text:p>
          </table:table-cell>
          <table:table-cell table:formula="of:=[.D51]*3.223/360" office:value-type="float" office:value="5.41643055555556">
            <text:p>5,416</text:p>
          </table:table-cell>
          <table:table-cell table:formula="of:=[.A51]/1000" office:value-type="float" office:value="17.859">
            <text:p>17,859</text:p>
          </table:table-cell>
          <table:table-cell table:formula="of:=[.E51]*9.8" office:value-type="float" office:value="45.0969322222222">
            <text:p>45,097</text:p>
          </table:table-cell>
          <table:table-cell table:formula="of:=[.F51]*9.8" office:value-type="float" office:value="44.9214577777778">
            <text:p>44,921</text:p>
          </table:table-cell>
          <table:table-cell table:formula="of:=[.G51]*9.8" office:value-type="float" office:value="53.0810194444444">
            <text:p>53,081</text:p>
          </table:table-cell>
        </table:table-row>
        <table:table-row table:style-name="ro1">
          <table:table-cell office:value-type="float" office:value="18110">
            <text:p>18110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52]*3.223/360" office:value-type="float" office:value="4.61068055555556">
            <text:p>4,611</text:p>
          </table:table-cell>
          <table:table-cell table:formula="of:=[.C52]*3.223/360" office:value-type="float" office:value="4.57486944444444">
            <text:p>4,575</text:p>
          </table:table-cell>
          <table:table-cell table:formula="of:=[.D52]*3.223/360" office:value-type="float" office:value="5.41643055555556">
            <text:p>5,416</text:p>
          </table:table-cell>
          <table:table-cell table:formula="of:=[.A52]/1000" office:value-type="float" office:value="18.11">
            <text:p>18,11</text:p>
          </table:table-cell>
          <table:table-cell table:formula="of:=[.E52]*9.8" office:value-type="float" office:value="45.1846694444445">
            <text:p>45,185</text:p>
          </table:table-cell>
          <table:table-cell table:formula="of:=[.F52]*9.8" office:value-type="float" office:value="44.8337205555556">
            <text:p>44,834</text:p>
          </table:table-cell>
          <table:table-cell table:formula="of:=[.G52]*9.8" office:value-type="float" office:value="53.0810194444444">
            <text:p>53,081</text:p>
          </table:table-cell>
        </table:table-row>
        <table:table-row table:style-name="ro1">
          <table:table-cell office:value-type="float" office:value="18361">
            <text:p>18361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53]*3.223/360" office:value-type="float" office:value="4.61068055555556">
            <text:p>4,611</text:p>
          </table:table-cell>
          <table:table-cell table:formula="of:=[.C53]*3.223/360" office:value-type="float" office:value="4.57486944444444">
            <text:p>4,575</text:p>
          </table:table-cell>
          <table:table-cell table:formula="of:=[.D53]*3.223/360" office:value-type="float" office:value="5.41643055555556">
            <text:p>5,416</text:p>
          </table:table-cell>
          <table:table-cell table:formula="of:=[.A53]/1000" office:value-type="float" office:value="18.361">
            <text:p>18,361</text:p>
          </table:table-cell>
          <table:table-cell table:formula="of:=[.E53]*9.8" office:value-type="float" office:value="45.1846694444445">
            <text:p>45,185</text:p>
          </table:table-cell>
          <table:table-cell table:formula="of:=[.F53]*9.8" office:value-type="float" office:value="44.8337205555556">
            <text:p>44,834</text:p>
          </table:table-cell>
          <table:table-cell table:formula="of:=[.G53]*9.8" office:value-type="float" office:value="53.0810194444444">
            <text:p>53,081</text:p>
          </table:table-cell>
        </table:table-row>
        <table:table-row table:style-name="ro1">
          <table:table-cell office:value-type="float" office:value="18613">
            <text:p>18613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54]*3.223/360" office:value-type="float" office:value="4.61068055555556">
            <text:p>4,611</text:p>
          </table:table-cell>
          <table:table-cell table:formula="of:=[.C54]*3.223/360" office:value-type="float" office:value="4.57486944444444">
            <text:p>4,575</text:p>
          </table:table-cell>
          <table:table-cell table:formula="of:=[.D54]*3.223/360" office:value-type="float" office:value="5.41643055555556">
            <text:p>5,416</text:p>
          </table:table-cell>
          <table:table-cell table:formula="of:=[.A54]/1000" office:value-type="float" office:value="18.613">
            <text:p>18,613</text:p>
          </table:table-cell>
          <table:table-cell table:formula="of:=[.E54]*9.8" office:value-type="float" office:value="45.1846694444445">
            <text:p>45,185</text:p>
          </table:table-cell>
          <table:table-cell table:formula="of:=[.F54]*9.8" office:value-type="float" office:value="44.8337205555556">
            <text:p>44,834</text:p>
          </table:table-cell>
          <table:table-cell table:formula="of:=[.G54]*9.8" office:value-type="float" office:value="53.0810194444444">
            <text:p>53,081</text:p>
          </table:table-cell>
        </table:table-row>
        <table:table-row table:style-name="ro1">
          <table:table-cell office:value-type="float" office:value="18864">
            <text:p>18864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4">
            <text:p>604</text:p>
          </table:table-cell>
          <table:table-cell table:formula="of:=[.B55]*3.223/360" office:value-type="float" office:value="4.61068055555556">
            <text:p>4,611</text:p>
          </table:table-cell>
          <table:table-cell table:formula="of:=[.C55]*3.223/360" office:value-type="float" office:value="4.57486944444444">
            <text:p>4,575</text:p>
          </table:table-cell>
          <table:table-cell table:formula="of:=[.D55]*3.223/360" office:value-type="float" office:value="5.40747777777778">
            <text:p>5,407</text:p>
          </table:table-cell>
          <table:table-cell table:formula="of:=[.A55]/1000" office:value-type="float" office:value="18.864">
            <text:p>18,864</text:p>
          </table:table-cell>
          <table:table-cell table:formula="of:=[.E55]*9.8" office:value-type="float" office:value="45.1846694444445">
            <text:p>45,185</text:p>
          </table:table-cell>
          <table:table-cell table:formula="of:=[.F55]*9.8" office:value-type="float" office:value="44.8337205555556">
            <text:p>44,834</text:p>
          </table:table-cell>
          <table:table-cell table:formula="of:=[.G55]*9.8" office:value-type="float" office:value="52.9932822222222">
            <text:p>52,993</text:p>
          </table:table-cell>
        </table:table-row>
        <table:table-row table:style-name="ro1">
          <table:table-cell office:value-type="float" office:value="19115">
            <text:p>19115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56]*3.223/360" office:value-type="float" office:value="4.61068055555556">
            <text:p>4,611</text:p>
          </table:table-cell>
          <table:table-cell table:formula="of:=[.C56]*3.223/360" office:value-type="float" office:value="4.57486944444444">
            <text:p>4,575</text:p>
          </table:table-cell>
          <table:table-cell table:formula="of:=[.D56]*3.223/360" office:value-type="float" office:value="5.41643055555556">
            <text:p>5,416</text:p>
          </table:table-cell>
          <table:table-cell table:formula="of:=[.A56]/1000" office:value-type="float" office:value="19.115">
            <text:p>19,115</text:p>
          </table:table-cell>
          <table:table-cell table:formula="of:=[.E56]*9.8" office:value-type="float" office:value="45.1846694444445">
            <text:p>45,185</text:p>
          </table:table-cell>
          <table:table-cell table:formula="of:=[.F56]*9.8" office:value-type="float" office:value="44.8337205555556">
            <text:p>44,834</text:p>
          </table:table-cell>
          <table:table-cell table:formula="of:=[.G56]*9.8" office:value-type="float" office:value="53.0810194444444">
            <text:p>53,081</text:p>
          </table:table-cell>
        </table:table-row>
        <table:table-row table:style-name="ro1">
          <table:table-cell office:value-type="float" office:value="19366">
            <text:p>19366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57]*3.223/360" office:value-type="float" office:value="4.61068055555556">
            <text:p>4,611</text:p>
          </table:table-cell>
          <table:table-cell table:formula="of:=[.C57]*3.223/360" office:value-type="float" office:value="4.57486944444444">
            <text:p>4,575</text:p>
          </table:table-cell>
          <table:table-cell table:formula="of:=[.D57]*3.223/360" office:value-type="float" office:value="5.41643055555556">
            <text:p>5,416</text:p>
          </table:table-cell>
          <table:table-cell table:formula="of:=[.A57]/1000" office:value-type="float" office:value="19.366">
            <text:p>19,366</text:p>
          </table:table-cell>
          <table:table-cell table:formula="of:=[.E57]*9.8" office:value-type="float" office:value="45.1846694444445">
            <text:p>45,185</text:p>
          </table:table-cell>
          <table:table-cell table:formula="of:=[.F57]*9.8" office:value-type="float" office:value="44.8337205555556">
            <text:p>44,834</text:p>
          </table:table-cell>
          <table:table-cell table:formula="of:=[.G57]*9.8" office:value-type="float" office:value="53.0810194444444">
            <text:p>53,081</text:p>
          </table:table-cell>
        </table:table-row>
        <table:table-row table:style-name="ro1">
          <table:table-cell office:value-type="float" office:value="19617">
            <text:p>19617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58]*3.223/360" office:value-type="float" office:value="4.60172777777778">
            <text:p>4,602</text:p>
          </table:table-cell>
          <table:table-cell table:formula="of:=[.C58]*3.223/360" office:value-type="float" office:value="4.57486944444444">
            <text:p>4,575</text:p>
          </table:table-cell>
          <table:table-cell table:formula="of:=[.D58]*3.223/360" office:value-type="float" office:value="5.41643055555556">
            <text:p>5,416</text:p>
          </table:table-cell>
          <table:table-cell table:formula="of:=[.A58]/1000" office:value-type="float" office:value="19.617">
            <text:p>19,617</text:p>
          </table:table-cell>
          <table:table-cell table:formula="of:=[.E58]*9.8" office:value-type="float" office:value="45.0969322222222">
            <text:p>45,097</text:p>
          </table:table-cell>
          <table:table-cell table:formula="of:=[.F58]*9.8" office:value-type="float" office:value="44.8337205555556">
            <text:p>44,834</text:p>
          </table:table-cell>
          <table:table-cell table:formula="of:=[.G58]*9.8" office:value-type="float" office:value="53.0810194444444">
            <text:p>53,081</text:p>
          </table:table-cell>
        </table:table-row>
        <table:table-row table:style-name="ro1">
          <table:table-cell office:value-type="float" office:value="19868">
            <text:p>19868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59]*3.223/360" office:value-type="float" office:value="4.61068055555556">
            <text:p>4,611</text:p>
          </table:table-cell>
          <table:table-cell table:formula="of:=[.C59]*3.223/360" office:value-type="float" office:value="4.57486944444444">
            <text:p>4,575</text:p>
          </table:table-cell>
          <table:table-cell table:formula="of:=[.D59]*3.223/360" office:value-type="float" office:value="5.41643055555556">
            <text:p>5,416</text:p>
          </table:table-cell>
          <table:table-cell table:formula="of:=[.A59]/1000" office:value-type="float" office:value="19.868">
            <text:p>19,868</text:p>
          </table:table-cell>
          <table:table-cell table:formula="of:=[.E59]*9.8" office:value-type="float" office:value="45.1846694444445">
            <text:p>45,185</text:p>
          </table:table-cell>
          <table:table-cell table:formula="of:=[.F59]*9.8" office:value-type="float" office:value="44.8337205555556">
            <text:p>44,834</text:p>
          </table:table-cell>
          <table:table-cell table:formula="of:=[.G59]*9.8" office:value-type="float" office:value="53.0810194444444">
            <text:p>53,081</text:p>
          </table:table-cell>
        </table:table-row>
        <table:table-row table:style-name="ro1">
          <table:table-cell office:value-type="float" office:value="20120">
            <text:p>20120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60]*3.223/360" office:value-type="float" office:value="4.61068055555556">
            <text:p>4,611</text:p>
          </table:table-cell>
          <table:table-cell table:formula="of:=[.C60]*3.223/360" office:value-type="float" office:value="4.57486944444444">
            <text:p>4,575</text:p>
          </table:table-cell>
          <table:table-cell table:formula="of:=[.D60]*3.223/360" office:value-type="float" office:value="5.41643055555556">
            <text:p>5,416</text:p>
          </table:table-cell>
          <table:table-cell table:formula="of:=[.A60]/1000" office:value-type="float" office:value="20.12">
            <text:p>20,12</text:p>
          </table:table-cell>
          <table:table-cell table:formula="of:=[.E60]*9.8" office:value-type="float" office:value="45.1846694444445">
            <text:p>45,185</text:p>
          </table:table-cell>
          <table:table-cell table:formula="of:=[.F60]*9.8" office:value-type="float" office:value="44.8337205555556">
            <text:p>44,834</text:p>
          </table:table-cell>
          <table:table-cell table:formula="of:=[.G60]*9.8" office:value-type="float" office:value="53.0810194444444">
            <text:p>53,081</text:p>
          </table:table-cell>
        </table:table-row>
        <table:table-row table:style-name="ro1">
          <table:table-cell office:value-type="float" office:value="20371">
            <text:p>20371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61]*3.223/360" office:value-type="float" office:value="4.61068055555556">
            <text:p>4,611</text:p>
          </table:table-cell>
          <table:table-cell table:formula="of:=[.C61]*3.223/360" office:value-type="float" office:value="4.57486944444444">
            <text:p>4,575</text:p>
          </table:table-cell>
          <table:table-cell table:formula="of:=[.D61]*3.223/360" office:value-type="float" office:value="5.41643055555556">
            <text:p>5,416</text:p>
          </table:table-cell>
          <table:table-cell table:formula="of:=[.A61]/1000" office:value-type="float" office:value="20.371">
            <text:p>20,371</text:p>
          </table:table-cell>
          <table:table-cell table:formula="of:=[.E61]*9.8" office:value-type="float" office:value="45.1846694444445">
            <text:p>45,185</text:p>
          </table:table-cell>
          <table:table-cell table:formula="of:=[.F61]*9.8" office:value-type="float" office:value="44.8337205555556">
            <text:p>44,834</text:p>
          </table:table-cell>
          <table:table-cell table:formula="of:=[.G61]*9.8" office:value-type="float" office:value="53.0810194444444">
            <text:p>53,081</text:p>
          </table:table-cell>
        </table:table-row>
        <table:table-row table:style-name="ro1">
          <table:table-cell office:value-type="float" office:value="20622">
            <text:p>20622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62]*3.223/360" office:value-type="float" office:value="4.61068055555556">
            <text:p>4,611</text:p>
          </table:table-cell>
          <table:table-cell table:formula="of:=[.C62]*3.223/360" office:value-type="float" office:value="4.57486944444444">
            <text:p>4,575</text:p>
          </table:table-cell>
          <table:table-cell table:formula="of:=[.D62]*3.223/360" office:value-type="float" office:value="5.41643055555556">
            <text:p>5,416</text:p>
          </table:table-cell>
          <table:table-cell table:formula="of:=[.A62]/1000" office:value-type="float" office:value="20.622">
            <text:p>20,622</text:p>
          </table:table-cell>
          <table:table-cell table:formula="of:=[.E62]*9.8" office:value-type="float" office:value="45.1846694444445">
            <text:p>45,185</text:p>
          </table:table-cell>
          <table:table-cell table:formula="of:=[.F62]*9.8" office:value-type="float" office:value="44.8337205555556">
            <text:p>44,834</text:p>
          </table:table-cell>
          <table:table-cell table:formula="of:=[.G62]*9.8" office:value-type="float" office:value="53.0810194444444">
            <text:p>53,081</text:p>
          </table:table-cell>
        </table:table-row>
        <table:table-row table:style-name="ro1">
          <table:table-cell office:value-type="float" office:value="20874">
            <text:p>20874</text:p>
          </table:table-cell>
          <table:table-cell office:value-type="float" office:value="515">
            <text:p>515</text:p>
          </table:table-cell>
          <table:table-cell office:value-type="float" office:value="510">
            <text:p>510</text:p>
          </table:table-cell>
          <table:table-cell office:value-type="float" office:value="605">
            <text:p>605</text:p>
          </table:table-cell>
          <table:table-cell table:formula="of:=[.B63]*3.223/360" office:value-type="float" office:value="4.61068055555556">
            <text:p>4,611</text:p>
          </table:table-cell>
          <table:table-cell table:formula="of:=[.C63]*3.223/360" office:value-type="float" office:value="4.56591666666667">
            <text:p>4,566</text:p>
          </table:table-cell>
          <table:table-cell table:formula="of:=[.D63]*3.223/360" office:value-type="float" office:value="5.41643055555556">
            <text:p>5,416</text:p>
          </table:table-cell>
          <table:table-cell table:formula="of:=[.A63]/1000" office:value-type="float" office:value="20.874">
            <text:p>20,874</text:p>
          </table:table-cell>
          <table:table-cell table:formula="of:=[.E63]*9.8" office:value-type="float" office:value="45.1846694444445">
            <text:p>45,185</text:p>
          </table:table-cell>
          <table:table-cell table:formula="of:=[.F63]*9.8" office:value-type="float" office:value="44.7459833333333">
            <text:p>44,746</text:p>
          </table:table-cell>
          <table:table-cell table:formula="of:=[.G63]*9.8" office:value-type="float" office:value="53.0810194444444">
            <text:p>53,081</text:p>
          </table:table-cell>
        </table:table-row>
        <table:table-row table:style-name="ro1">
          <table:table-cell office:value-type="float" office:value="21125">
            <text:p>21125</text:p>
          </table:table-cell>
          <table:table-cell office:value-type="float" office:value="515">
            <text:p>515</text:p>
          </table:table-cell>
          <table:table-cell office:value-type="float" office:value="510">
            <text:p>510</text:p>
          </table:table-cell>
          <table:table-cell office:value-type="float" office:value="605">
            <text:p>605</text:p>
          </table:table-cell>
          <table:table-cell table:formula="of:=[.B64]*3.223/360" office:value-type="float" office:value="4.61068055555556">
            <text:p>4,611</text:p>
          </table:table-cell>
          <table:table-cell table:formula="of:=[.C64]*3.223/360" office:value-type="float" office:value="4.56591666666667">
            <text:p>4,566</text:p>
          </table:table-cell>
          <table:table-cell table:formula="of:=[.D64]*3.223/360" office:value-type="float" office:value="5.41643055555556">
            <text:p>5,416</text:p>
          </table:table-cell>
          <table:table-cell table:formula="of:=[.A64]/1000" office:value-type="float" office:value="21.125">
            <text:p>21,125</text:p>
          </table:table-cell>
          <table:table-cell table:formula="of:=[.E64]*9.8" office:value-type="float" office:value="45.1846694444445">
            <text:p>45,185</text:p>
          </table:table-cell>
          <table:table-cell table:formula="of:=[.F64]*9.8" office:value-type="float" office:value="44.7459833333333">
            <text:p>44,746</text:p>
          </table:table-cell>
          <table:table-cell table:formula="of:=[.G64]*9.8" office:value-type="float" office:value="53.0810194444444">
            <text:p>53,0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22/10/2015</text:date>, <text:time>19:5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9:55:41.01</dc:date>
    <dc:creator>Pepe Gonzalez Un pope en tu culo</dc:creator>
    <meta:generator>OpenOffice/4.1.0$Win32 OpenOffice.org_project/410m18$Build-9764</meta:generator>
    <meta:editing-duration>PT43M36S</meta:editing-duration>
    <meta:editing-cycles>2</meta:editing-cycles>
    <meta:document-statistic meta:table-count="1" meta:cell-count="7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15cm" svg:y="0.316cm" chart:style-name="ch2">
          <text:p>Medidas de aceleración</text:p>
        </chart:title>
        <chart:subtitle svg:x="6.951cm" svg:y="1.275cm" chart:style-name="ch3">
          <text:p>Eje Y Abajo</text:p>
        </chart:subtitle>
        <chart:legend chart:legend-position="end" svg:x="13.756cm" svg:y="3.664cm" style:legend-expansion="high" chart:style-name="ch4"/>
        <chart:plot-area chart:style-name="ch5" table:cell-range-address="Hoja1.H1:Hoja1.K67" chart:data-source-has-labels="both" svg:x="1.358cm" svg:y="2.318cm" svg:width="11.758cm" svg:height="5.494cm">
          <chartooo:coordinate-region svg:x="2.641cm" svg:y="2.531cm" svg:width="10.475cm" svg:height="3.999cm"/>
          <chart:axis chart:dimension="x" chart:name="primary-x" chart:style-name="ch6" chartooo:axis-type="auto">
            <chartooo:date-scale/>
            <chart:title svg:x="7.087cm" svg:y="7.993cm" chart:style-name="ch7">
              <text:p>s</text:p>
            </chart:title>
            <chart:categories table:cell-range-address="Hoja1.H2:Hoja1.H67"/>
          </chart:axis>
          <chart:axis chart:dimension="y" chart:name="primary-y" chart:style-name="ch8">
            <chart:title svg:x="0.451cm" svg:y="5.493cm" chart:style-name="ch9">
              <text:p>m/s2</text:p>
            </chart:title>
            <chart:grid chart:style-name="ch10" chart:class="major"/>
          </chart:axis>
          <chart:series chart:style-name="ch11" chart:values-cell-range-address="Hoja1.I2:Hoja1.I67" chart:label-cell-address="Hoja1.I1:Hoja1.I1" chart:class="chart:line">
            <chart:data-point chart:repeated="66"/>
          </chart:series>
          <chart:series chart:style-name="ch12" chart:values-cell-range-address="Hoja1.J2:Hoja1.J67" chart:label-cell-address="Hoja1.J1:Hoja1.J1" chart:class="chart:line">
            <chart:data-point chart:repeated="66"/>
          </chart:series>
          <chart:series chart:style-name="ch13" chart:values-cell-range-address="Hoja1.K2:Hoja1.K67" chart:label-cell-address="Hoja1.K1:Hoja1.K1" chart:class="chart:line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s2</text:p>
                <draw:g>
                  <svg:desc>Hoja1.I1:Hoja1.I1</svg:desc>
                </draw:g>
              </table:table-cell>
              <table:table-cell office:value-type="string">
                <text:p>Yms2</text:p>
                <draw:g>
                  <svg:desc>Hoja1.J1:Hoja1.J1</svg:desc>
                </draw:g>
              </table:table-cell>
              <table:table-cell office:value-type="string">
                <text:p>Zms2</text:p>
                <draw:g>
                  <svg:desc>Hoja1.K1:Hoja1.K1</svg:desc>
                </draw:g>
              </table:table-cell>
            </table:table-row>
          </table:table-header-rows>
          <table:table-rows>
            <table:table-row>
              <table:table-cell office:value-type="float" office:value="5.551">
                <text:p>10</text:p>
                <draw:g>
                  <svg:desc>Hoja1.H2:Hoja1.H67</svg:desc>
                </draw:g>
              </table:table-cell>
              <table:table-cell office:value-type="float" office:value="29.4797066666667">
                <text:p>29.4797066666667</text:p>
                <draw:g>
                  <svg:desc>Hoja1.I2:Hoja1.I67</svg:desc>
                </draw:g>
              </table:table-cell>
              <table:table-cell office:value-type="float" office:value="29.9183927777778">
                <text:p>29.9183927777778</text:p>
                <draw:g>
                  <svg:desc>Hoja1.J2:Hoja1.J67</svg:desc>
                </draw:g>
              </table:table-cell>
              <table:table-cell office:value-type="float" office:value="37.0251077777778">
                <text:p>37.0251077777778</text:p>
                <draw:g>
                  <svg:desc>Hoja1.K2:Hoja1.K67</svg:desc>
                </draw:g>
              </table:table-cell>
            </table:table-row>
            <table:table-row>
              <table:table-cell office:value-type="float" office:value="5.801">
                <text:p>1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7459833333333">
                <text:p>44.7459833333333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6.052">
                <text:p>1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7459833333333">
                <text:p>44.7459833333333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6.304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6.555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7459833333333">
                <text:p>44.7459833333333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6.806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7.057">
                <text:p>1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7.309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7.56">
                <text:p>1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7.811">
                <text:p>1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8.062">
                <text:p>10</text:p>
              </table:table-cell>
              <table:table-cell office:value-type="float" office:value="45.9743044444444">
                <text:p>45.9743044444444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2.905545">
                <text:p>52.905545</text:p>
              </table:table-cell>
            </table:table-row>
            <table:table-row>
              <table:table-cell office:value-type="float" office:value="8.313">
                <text:p>10</text:p>
              </table:table-cell>
              <table:table-cell office:value-type="float" office:value="48.7818955555556">
                <text:p>48.7818955555556</text:p>
              </table:table-cell>
              <table:table-cell office:value-type="float" office:value="44.6582461111111">
                <text:p>44.6582461111111</text:p>
              </table:table-cell>
              <table:table-cell office:value-type="float" office:value="52.6423333333333">
                <text:p>52.6423333333333</text:p>
              </table:table-cell>
            </table:table-row>
            <table:table-row>
              <table:table-cell office:value-type="float" office:value="8.564">
                <text:p>10</text:p>
              </table:table-cell>
              <table:table-cell office:value-type="float" office:value="51.326275">
                <text:p>51.326275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1.5894866666667">
                <text:p>51.5894866666667</text:p>
              </table:table-cell>
            </table:table-row>
            <table:table-row>
              <table:table-cell office:value-type="float" office:value="8.815">
                <text:p>10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4.3950344444444">
                <text:p>44.3950344444444</text:p>
              </table:table-cell>
              <table:table-cell office:value-type="float" office:value="47.9045233333333">
                <text:p>47.9045233333333</text:p>
              </table:table-cell>
            </table:table-row>
            <table:table-row>
              <table:table-cell office:value-type="float" office:value="9.067">
                <text:p>10</text:p>
              </table:table-cell>
              <table:table-cell office:value-type="float" office:value="54.3970777777778">
                <text:p>54.3970777777778</text:p>
              </table:table-cell>
              <table:table-cell office:value-type="float" office:value="44.21956">
                <text:p>44.21956</text:p>
              </table:table-cell>
              <table:table-cell office:value-type="float" office:value="46.7639394444444">
                <text:p>46.7639394444444</text:p>
              </table:table-cell>
            </table:table-row>
            <table:table-row>
              <table:table-cell office:value-type="float" office:value="9.318">
                <text:p>10</text:p>
              </table:table-cell>
              <table:table-cell office:value-type="float" office:value="55.3621872222222">
                <text:p>55.3621872222222</text:p>
              </table:table-cell>
              <table:table-cell office:value-type="float" office:value="43.7808738888889">
                <text:p>43.7808738888889</text:p>
              </table:table-cell>
              <table:table-cell office:value-type="float" office:value="43.8686111111111">
                <text:p>43.8686111111111</text:p>
              </table:table-cell>
            </table:table-row>
            <table:table-row>
              <table:table-cell office:value-type="float" office:value="9.569">
                <text:p>10</text:p>
              </table:table-cell>
              <table:table-cell office:value-type="float" office:value="54.9235011111111">
                <text:p>54.9235011111111</text:p>
              </table:table-cell>
              <table:table-cell office:value-type="float" office:value="44.0440855555556">
                <text:p>44.0440855555556</text:p>
              </table:table-cell>
              <table:table-cell office:value-type="float" office:value="44.3072972222222">
                <text:p>44.3072972222222</text:p>
              </table:table-cell>
            </table:table-row>
            <table:table-row>
              <table:table-cell office:value-type="float" office:value="9.82">
                <text:p>10</text:p>
              </table:table-cell>
              <table:table-cell office:value-type="float" office:value="55.0112383333333">
                <text:p>55.0112383333333</text:p>
              </table:table-cell>
              <table:table-cell office:value-type="float" office:value="43.9563483333333">
                <text:p>43.9563483333333</text:p>
              </table:table-cell>
              <table:table-cell office:value-type="float" office:value="44.21956">
                <text:p>44.21956</text:p>
              </table:table-cell>
            </table:table-row>
            <table:table-row>
              <table:table-cell office:value-type="float" office:value="10.072">
                <text:p>10</text:p>
              </table:table-cell>
              <table:table-cell office:value-type="float" office:value="54.9235011111111">
                <text:p>54.9235011111111</text:p>
              </table:table-cell>
              <table:table-cell office:value-type="float" office:value="43.9563483333333">
                <text:p>43.9563483333333</text:p>
              </table:table-cell>
              <table:table-cell office:value-type="float" office:value="44.3950344444444">
                <text:p>44.3950344444444</text:p>
              </table:table-cell>
            </table:table-row>
            <table:table-row>
              <table:table-cell office:value-type="float" office:value="10.322">
                <text:p>10</text:p>
              </table:table-cell>
              <table:table-cell office:value-type="float" office:value="54.9235011111111">
                <text:p>54.9235011111111</text:p>
              </table:table-cell>
              <table:table-cell office:value-type="float" office:value="44.0440855555556">
                <text:p>44.0440855555556</text:p>
              </table:table-cell>
              <table:table-cell office:value-type="float" office:value="44.4827716666667">
                <text:p>44.4827716666667</text:p>
              </table:table-cell>
            </table:table-row>
            <table:table-row>
              <table:table-cell office:value-type="float" office:value="10.573">
                <text:p>10</text:p>
              </table:table-cell>
              <table:table-cell office:value-type="float" office:value="54.9235011111111">
                <text:p>54.9235011111111</text:p>
              </table:table-cell>
              <table:table-cell office:value-type="float" office:value="43.9563483333333">
                <text:p>43.9563483333333</text:p>
              </table:table-cell>
              <table:table-cell office:value-type="float" office:value="44.3072972222222">
                <text:p>44.3072972222222</text:p>
              </table:table-cell>
            </table:table-row>
            <table:table-row>
              <table:table-cell office:value-type="float" office:value="10.825">
                <text:p>10</text:p>
              </table:table-cell>
              <table:table-cell office:value-type="float" office:value="54.9235011111111">
                <text:p>54.9235011111111</text:p>
              </table:table-cell>
              <table:table-cell office:value-type="float" office:value="44.0440855555556">
                <text:p>44.0440855555556</text:p>
              </table:table-cell>
              <table:table-cell office:value-type="float" office:value="44.4827716666667">
                <text:p>44.4827716666667</text:p>
              </table:table-cell>
            </table:table-row>
            <table:table-row>
              <table:table-cell office:value-type="float" office:value="11.076">
                <text:p>10</text:p>
              </table:table-cell>
              <table:table-cell office:value-type="float" office:value="54.9235011111111">
                <text:p>54.9235011111111</text:p>
              </table:table-cell>
              <table:table-cell office:value-type="float" office:value="43.9563483333333">
                <text:p>43.9563483333333</text:p>
              </table:table-cell>
              <table:table-cell office:value-type="float" office:value="44.3072972222222">
                <text:p>44.3072972222222</text:p>
              </table:table-cell>
            </table:table-row>
            <table:table-row>
              <table:table-cell office:value-type="float" office:value="11.327">
                <text:p>10</text:p>
              </table:table-cell>
              <table:table-cell office:value-type="float" office:value="54.9235011111111">
                <text:p>54.9235011111111</text:p>
              </table:table-cell>
              <table:table-cell office:value-type="float" office:value="43.9563483333333">
                <text:p>43.9563483333333</text:p>
              </table:table-cell>
              <table:table-cell office:value-type="float" office:value="44.3950344444444">
                <text:p>44.3950344444444</text:p>
              </table:table-cell>
            </table:table-row>
            <table:table-row>
              <table:table-cell office:value-type="float" office:value="11.579">
                <text:p>10</text:p>
              </table:table-cell>
              <table:table-cell office:value-type="float" office:value="54.9235011111111">
                <text:p>54.9235011111111</text:p>
              </table:table-cell>
              <table:table-cell office:value-type="float" office:value="43.9563483333333">
                <text:p>43.9563483333333</text:p>
              </table:table-cell>
              <table:table-cell office:value-type="float" office:value="44.3950344444444">
                <text:p>44.3950344444444</text:p>
              </table:table-cell>
            </table:table-row>
            <table:table-row>
              <table:table-cell office:value-type="float" office:value="11.83">
                <text:p>10</text:p>
              </table:table-cell>
              <table:table-cell office:value-type="float" office:value="54.9235011111111">
                <text:p>54.9235011111111</text:p>
              </table:table-cell>
              <table:table-cell office:value-type="float" office:value="44.0440855555556">
                <text:p>44.0440855555556</text:p>
              </table:table-cell>
              <table:table-cell office:value-type="float" office:value="44.3950344444444">
                <text:p>44.3950344444444</text:p>
              </table:table-cell>
            </table:table-row>
            <table:table-row>
              <table:table-cell office:value-type="float" office:value="12.081">
                <text:p>10</text:p>
              </table:table-cell>
              <table:table-cell office:value-type="float" office:value="54.9235011111111">
                <text:p>54.9235011111111</text:p>
              </table:table-cell>
              <table:table-cell office:value-type="float" office:value="43.9563483333333">
                <text:p>43.9563483333333</text:p>
              </table:table-cell>
              <table:table-cell office:value-type="float" office:value="44.3950344444444">
                <text:p>44.3950344444444</text:p>
              </table:table-cell>
            </table:table-row>
            <table:table-row>
              <table:table-cell office:value-type="float" office:value="12.333">
                <text:p>10</text:p>
              </table:table-cell>
              <table:table-cell office:value-type="float" office:value="54.9235011111111">
                <text:p>54.9235011111111</text:p>
              </table:table-cell>
              <table:table-cell office:value-type="float" office:value="44.0440855555556">
                <text:p>44.0440855555556</text:p>
              </table:table-cell>
              <table:table-cell office:value-type="float" office:value="44.3950344444444">
                <text:p>44.3950344444444</text:p>
              </table:table-cell>
            </table:table-row>
            <table:table-row>
              <table:table-cell office:value-type="float" office:value="12.583">
                <text:p>10</text:p>
              </table:table-cell>
              <table:table-cell office:value-type="float" office:value="54.9235011111111">
                <text:p>54.9235011111111</text:p>
              </table:table-cell>
              <table:table-cell office:value-type="float" office:value="44.0440855555556">
                <text:p>44.0440855555556</text:p>
              </table:table-cell>
              <table:table-cell office:value-type="float" office:value="44.6582461111111">
                <text:p>44.6582461111111</text:p>
              </table:table-cell>
            </table:table-row>
            <table:table-row>
              <table:table-cell office:value-type="float" office:value="12.834">
                <text:p>10</text:p>
              </table:table-cell>
              <table:table-cell office:value-type="float" office:value="54.8357638888889">
                <text:p>54.8357638888889</text:p>
              </table:table-cell>
              <table:table-cell office:value-type="float" office:value="44.0440855555556">
                <text:p>44.0440855555556</text:p>
              </table:table-cell>
              <table:table-cell office:value-type="float" office:value="45.79883">
                <text:p>45.79883</text:p>
              </table:table-cell>
            </table:table-row>
            <table:table-row>
              <table:table-cell office:value-type="float" office:value="13.086">
                <text:p>10</text:p>
              </table:table-cell>
              <table:table-cell office:value-type="float" office:value="52.2036472222222">
                <text:p>52.2036472222222</text:p>
              </table:table-cell>
              <table:table-cell office:value-type="float" office:value="44.4827716666667">
                <text:p>44.4827716666667</text:p>
              </table:table-cell>
              <table:table-cell office:value-type="float" office:value="50.0979538888889">
                <text:p>50.0979538888889</text:p>
              </table:table-cell>
            </table:table-row>
            <table:table-row>
              <table:table-cell office:value-type="float" office:value="13.337">
                <text:p>10</text:p>
              </table:table-cell>
              <table:table-cell office:value-type="float" office:value="47.2026255555556">
                <text:p>47.2026255555556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2.2036472222222">
                <text:p>52.2036472222222</text:p>
              </table:table-cell>
            </table:table-row>
            <table:table-row>
              <table:table-cell office:value-type="float" office:value="13.588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3.84">
                <text:p>1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4.091">
                <text:p>1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4.342">
                <text:p>1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4.594">
                <text:p>1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4.844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5.095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5.347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5.598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5.849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6.101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6.352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16.603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2564938888889">
                <text:p>53.2564938888889</text:p>
              </table:table-cell>
            </table:table-row>
            <table:table-row>
              <table:table-cell office:value-type="float" office:value="16.855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105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356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608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859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8.11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8.361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8.613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8.864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19.115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9.366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9.617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9.868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0.12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0.371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0.622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0.874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7459833333333">
                <text:p>44.7459833333333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1.125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7459833333333">
                <text:p>44.7459833333333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